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Cycle_20_0">
      <style:table-properties table:display="true" style:writing-mode="lr-tb"/>
    </style:style>
    <style:style style:name="ta2" style:family="table" style:master-page-name="PageStyle_5f_Cycle_20_1">
      <style:table-properties table:display="true" style:writing-mode="lr-tb"/>
    </style:style>
    <style:style style:name="ta3" style:family="table" style:master-page-name="PageStyle_5f_Cycle_20_2">
      <style:table-properties table:display="true" style:writing-mode="lr-tb"/>
    </style:style>
    <style:style style:name="ta4" style:family="table" style:master-page-name="PageStyle_5f_Cycle_20_3">
      <style:table-properties table:display="true" style:writing-mode="lr-tb"/>
    </style:style>
    <style:style style:name="ta5" style:family="table" style:master-page-name="PageStyle_5f_Cycle_20_4">
      <style:table-properties table:display="true" style:writing-mode="lr-tb"/>
    </style:style>
    <style:style style:name="ta6" style:family="table" style:master-page-name="PageStyle_5f_Cycle_20_5">
      <style:table-properties table:display="true" style:writing-mode="lr-tb"/>
    </style:style>
    <style:style style:name="ta7" style:family="table" style:master-page-name="PageStyle_5f_Cycle_20_6">
      <style:table-properties table:display="true" style:writing-mode="lr-tb"/>
    </style:style>
    <style:style style:name="ta8" style:family="table" style:master-page-name="PageStyle_5f_Cycle_20_7">
      <style:table-properties table:display="true" style:writing-mode="lr-tb"/>
    </style:style>
    <style:style style:name="ta9" style:family="table" style:master-page-name="PageStyle_5f_Cycle_20_8">
      <style:table-properties table:display="true" style:writing-mode="lr-tb"/>
    </style:style>
    <style:style style:name="ta10" style:family="table" style:master-page-name="PageStyle_5f_Cycle_20_9">
      <style:table-properties table:display="true" style:writing-mode="lr-tb"/>
    </style:style>
    <style:style style:name="ta11" style:family="table" style:master-page-name="PageStyle_5f_Cycle_20_10">
      <style:table-properties table:display="true" style:writing-mode="lr-tb"/>
    </style:style>
    <style:style style:name="ta12" style:family="table" style:master-page-name="PageStyle_5f_Cycle_20_11">
      <style:table-properties table:display="true" style:writing-mode="lr-tb"/>
    </style:style>
    <style:style style:name="ta13" style:family="table" style:master-page-name="PageStyle_5f_Cycle_20_12">
      <style:table-properties table:display="true" style:writing-mode="lr-tb"/>
    </style:style>
    <style:style style:name="ta14" style:family="table" style:master-page-name="PageStyle_5f_Cycle_20_13">
      <style:table-properties table:display="true" style:writing-mode="lr-tb"/>
    </style:style>
    <style:style style:name="ta15" style:family="table" style:master-page-name="PageStyle_5f_Cycle_20_14">
      <style:table-properties table:display="true" style:writing-mode="lr-tb"/>
    </style:style>
    <style:style style:name="ta16" style:family="table" style:master-page-name="PageStyle_5f_Cycle_20_15">
      <style:table-properties table:display="true" style:writing-mode="lr-tb"/>
    </style:style>
    <style:style style:name="ta17" style:family="table" style:master-page-name="PageStyle_5f_Cycle_20_16">
      <style:table-properties table:display="true" style:writing-mode="lr-tb"/>
    </style:style>
    <style:style style:name="ta18" style:family="table" style:master-page-name="PageStyle_5f_Cycle_20_17">
      <style:table-properties table:display="true" style:writing-mode="lr-tb"/>
    </style:style>
    <style:style style:name="ta19" style:family="table" style:master-page-name="PageStyle_5f_Cycle_20_18">
      <style:table-properties table:display="true" style:writing-mode="lr-tb"/>
    </style:style>
    <style:style style:name="ta20" style:family="table" style:master-page-name="PageStyle_5f_Cycle_20_19">
      <style:table-properties table:display="true" style:writing-mode="lr-tb"/>
    </style:style>
    <style:style style:name="ta21" style:family="table" style:master-page-name="PageStyle_5f_Cycle_20_20">
      <style:table-properties table:display="true" style:writing-mode="lr-tb"/>
    </style:style>
    <style:style style:name="ta22" style:family="table" style:master-page-name="PageStyle_5f_Cycle_20_21">
      <style:table-properties table:display="true" style:writing-mode="lr-tb"/>
    </style:style>
    <style:style style:name="ta23" style:family="table" style:master-page-name="PageStyle_5f_Cycle_20_22">
      <style:table-properties table:display="true" style:writing-mode="lr-tb"/>
    </style:style>
    <style:style style:name="ta24" style:family="table" style:master-page-name="PageStyle_5f_Cycle_20_23">
      <style:table-properties table:display="true" style:writing-mode="lr-tb"/>
    </style:style>
    <style:style style:name="ta25" style:family="table" style:master-page-name="PageStyle_5f_Cycle_20_24">
      <style:table-properties table:display="true" style:writing-mode="lr-tb"/>
    </style:style>
    <style:style style:name="ta26" style:family="table" style:master-page-name="PageStyle_5f_Cycle_20_25">
      <style:table-properties table:display="true" style:writing-mode="lr-tb"/>
    </style:style>
    <style:style style:name="ta27" style:family="table" style:master-page-name="PageStyle_5f_Cycle_20_26">
      <style:table-properties table:display="true" style:writing-mode="lr-tb"/>
    </style:style>
    <style:style style:name="ta28" style:family="table" style:master-page-name="PageStyle_5f_Cycle_20_27">
      <style:table-properties table:display="true" style:writing-mode="lr-tb"/>
    </style:style>
    <style:style style:name="ta29" style:family="table" style:master-page-name="PageStyle_5f_Cycle_20_28">
      <style:table-properties table:display="true" style:writing-mode="lr-tb"/>
    </style:style>
    <style:style style:name="ta30" style:family="table" style:master-page-name="PageStyle_5f_Cycle_20_29">
      <style:table-properties table:display="true" style:writing-mode="lr-tb"/>
    </style:style>
    <style:style style:name="ta31" style:family="table" style:master-page-name="PageStyle_5f_Cycle_20_30">
      <style:table-properties table:display="true" style:writing-mode="lr-tb"/>
    </style:style>
    <style:style style:name="ta32" style:family="table" style:master-page-name="PageStyle_5f_Cycle_20_31">
      <style:table-properties table:display="true" style:writing-mode="lr-tb"/>
    </style:style>
    <style:style style:name="ta33" style:family="table" style:master-page-name="PageStyle_5f_Cycle_20_32">
      <style:table-properties table:display="true" style:writing-mode="lr-tb"/>
    </style:style>
    <style:style style:name="ta34" style:family="table" style:master-page-name="PageStyle_5f_Cycle_20_33">
      <style:table-properties table:display="true" style:writing-mode="lr-tb"/>
    </style:style>
    <style:style style:name="ta35" style:family="table" style:master-page-name="PageStyle_5f_Cycle_20_34">
      <style:table-properties table:display="true" style:writing-mode="lr-tb"/>
    </style:style>
    <style:style style:name="ta36" style:family="table" style:master-page-name="PageStyle_5f_Cycle_20_35">
      <style:table-properties table:display="true" style:writing-mode="lr-tb"/>
    </style:style>
    <style:style style:name="ta37" style:family="table" style:master-page-name="PageStyle_5f_Cycle_20_36">
      <style:table-properties table:display="true" style:writing-mode="lr-tb"/>
    </style:style>
    <style:style style:name="ta38" style:family="table" style:master-page-name="PageStyle_5f_Cycle_20_37">
      <style:table-properties table:display="true" style:writing-mode="lr-tb"/>
    </style:style>
    <style:style style:name="ta39" style:family="table" style:master-page-name="PageStyle_5f_Cycle_20_38">
      <style:table-properties table:display="true" style:writing-mode="lr-tb"/>
    </style:style>
    <style:style style:name="ta40" style:family="table" style:master-page-name="PageStyle_5f_Cycle_20_39">
      <style:table-properties table:display="true" style:writing-mode="lr-tb"/>
    </style:style>
    <style:style style:name="ta41" style:family="table" style:master-page-name="PageStyle_5f_Cycle_20_4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3c3c3c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c3c3c" style:direction="ltr" fo:border-right="0.74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0.74pt solid #3c3c3c" style:direction="ltr" fo:border-right="1.76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none" style:direction="ltr" fo:border-right="0.74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3c3c3c" draw:stroke-linejoin="miter" draw:fill="solid" draw:fill-color="#ffffff" draw:textarea-vertical-align="middle" draw:auto-grow-height="false" draw:fit-to-size="false" style:shrink-to-fit="false" fo:min-height="0cm" fo:min-width="0cm" fo:padding-top="0.056cm" fo:padding-bottom="0.056cm" fo:padding-left="0.056cm" fo:padding-right="0.056cm" fo:wrap-option="wrap"/>
      <style:paragraph-properties style:writing-mode="lr-tb"/>
    </style:style>
    <style:style style:name="gr2" style:family="graphic">
      <style:graphic-properties draw:stroke="solid" svg:stroke-width="0.026cm" svg:stroke-color="#3c3c3c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0.303cm" fo:min-width="0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vertical-align="top" draw:auto-grow-height="false" fo:min-height="0.308cm" fo:min-width="0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top" draw:auto-grow-height="false" fo:min-height="0.306cm" fo:min-width="0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fo:min-height="0.307cm" fo:min-width="0cm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fo:min-height="0.286cm" fo:min-width="0cm" fo:padding-top="0.125cm" fo:padding-bottom="0.125cm" fo:padding-left="0.25cm" fo:padding-right="0.25cm" fo:wrap-option="wrap"/>
    </style:style>
    <style:style style:name="gr8" style:family="graphic">
      <style:graphic-properties draw:stroke="none" svg:stroke-width="0cm" draw:fill="none" draw:textarea-vertical-align="top" draw:auto-grow-height="false" fo:min-height="0.302cm" fo:min-width="0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false" fo:min-height="0.3cm" fo:min-width="0cm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vertical-align="top" draw:auto-grow-height="false" fo:min-height="0.294cm" fo:min-width="0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false" fo:min-height="0.278cm" fo:min-width="0cm" fo:padding-top="0.125cm" fo:padding-bottom="0.125cm" fo:padding-left="0.25cm" fo:padding-right="0.25cm" fo:wrap-option="wrap"/>
    </style:style>
    <style:style style:name="gr12" style:family="graphic">
      <style:graphic-properties draw:stroke="none" svg:stroke-width="0cm" draw:fill="none" draw:textarea-vertical-align="top" draw:auto-grow-height="false" fo:min-height="0.24cm" fo:min-width="0cm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top" draw:auto-grow-height="false" fo:min-height="0.309cm" fo:min-width="0cm" fo:padding-top="0.125cm" fo:padding-bottom="0.125cm" fo:padding-left="0.25cm" fo:padding-right="0.25cm" fo:wrap-option="wrap"/>
    </style:style>
    <style:style style:name="gr14" style:family="graphic">
      <style:graphic-properties draw:stroke="none" svg:stroke-width="0cm" draw:fill="none" draw:textarea-vertical-align="top" draw:auto-grow-height="false" fo:min-height="0.301cm" fo:min-width="0cm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false" fo:min-height="0.293cm" fo:min-width="0cm" fo:padding-top="0.125cm" fo:padding-bottom="0.125cm" fo:padding-left="0.25cm" fo:padding-right="0.25cm" fo:wrap-option="wrap"/>
    </style:style>
    <style:style style:name="gr16" style:family="graphic">
      <style:graphic-properties draw:stroke="none" svg:stroke-width="0cm" draw:fill="none" draw:textarea-vertical-align="top" draw:auto-grow-height="false" fo:min-height="0.287cm" fo:min-width="0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cm" draw:fill="none" draw:textarea-vertical-align="top" draw:auto-grow-height="false" fo:min-height="0.271cm" fo:min-width="0cm" fo:padding-top="0.125cm" fo:padding-bottom="0.125cm" fo:padding-left="0.25cm" fo:padding-right="0.25cm" fo:wrap-option="wrap"/>
    </style:style>
    <style:style style:name="gr18" style:family="graphic">
      <style:graphic-properties draw:stroke="none" svg:stroke-width="0cm" draw:fill="none" draw:textarea-vertical-align="top" draw:auto-grow-height="false" fo:min-height="0.238cm" fo:min-width="0cm" fo:padding-top="0.125cm" fo:padding-bottom="0.125cm" fo:padding-left="0.25cm" fo:padding-right="0.25cm" fo:wrap-option="wrap"/>
    </style:style>
    <style:style style:name="gr19" style:family="graphic">
      <style:graphic-properties draw:stroke="none" svg:stroke-width="0cm" draw:fill="none" draw:textarea-vertical-align="top" draw:auto-grow-height="false" fo:min-height="0.299cm" fo:min-width="0cm" fo:padding-top="0.125cm" fo:padding-bottom="0.125cm" fo:padding-left="0.25cm" fo:padding-right="0.25cm" fo:wrap-option="wrap"/>
    </style:style>
    <style:style style:name="gr20" style:family="graphic">
      <style:graphic-properties draw:stroke="none" svg:stroke-width="0cm" draw:fill="none" draw:textarea-vertical-align="top" draw:auto-grow-height="false" fo:min-height="0.291cm" fo:min-width="0cm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>
      <style:graphic-properties draw:stroke="none" svg:stroke-width="0cm" draw:fill="none" draw:textarea-vertical-align="top" draw:auto-grow-height="false" fo:min-height="0.269cm" fo:min-width="0cm" fo:padding-top="0.125cm" fo:padding-bottom="0.125cm" fo:padding-left="0.25cm" fo:padding-right="0.25cm" fo:wrap-option="wrap"/>
    </style:style>
    <style:style style:name="gr23" style:family="graphic">
      <style:graphic-properties draw:stroke="solid" svg:stroke-width="0.026cm" svg:stroke-color="#3c3c3c" draw:stroke-linejoin="miter" draw:fill="solid" draw:fill-color="#ffffff" draw:textarea-vertical-align="middle" draw:auto-grow-height="false" draw:fit-to-size="false" style:shrink-to-fit="false" fo:min-height="0.444cm" fo:min-width="2.707cm" fo:padding-top="0.056cm" fo:padding-bottom="0.056cm" fo:padding-left="0.056cm" fo:padding-right="0.056cm" fo:wrap-option="wrap"/>
      <style:paragraph-properties style:writing-mode="lr-tb"/>
    </style:style>
    <style:style style:name="gr24" style:family="graphic">
      <style:graphic-properties draw:stroke="solid" svg:stroke-width="0.026cm" svg:stroke-color="#3c3c3c" draw:stroke-linejoin="miter" draw:fill="solid" draw:fill-color="#ffffff" draw:textarea-vertical-align="middle" draw:auto-grow-height="false" draw:fit-to-size="false" style:shrink-to-fit="false" fo:min-height="0.444cm" fo:min-width="2.708cm" fo:padding-top="0.056cm" fo:padding-bottom="0.056cm" fo:padding-left="0.056cm" fo:padding-right="0.056cm" fo:wrap-option="wrap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fo:min-height="0.233cm" fo:min-width="0cm" fo:padding-top="0.125cm" fo:padding-bottom="0.125cm" fo:padding-left="0.25cm" fo:padding-right="0.25cm" fo:wrap-option="wrap"/>
    </style:style>
    <style:style style:name="gr26" style:family="graphic">
      <style:graphic-properties draw:stroke="none" svg:stroke-width="0cm" draw:fill="none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false" fo:min-height="0.264cm" fo:min-width="0cm" fo:padding-top="0.125cm" fo:padding-bottom="0.125cm" fo:padding-left="0.25cm" fo:padding-right="0.25cm" fo:wrap-option="wrap"/>
    </style:style>
    <style:style style:name="gr28" style:family="graphic">
      <style:graphic-properties draw:stroke="solid" svg:stroke-width="0.026cm" svg:stroke-color="#3c3c3c" draw:stroke-linejoin="miter" draw:fill="solid" draw:fill-color="#ffffff" draw:textarea-vertical-align="middle" draw:auto-grow-height="false" draw:fit-to-size="false" style:shrink-to-fit="false" fo:min-height="0.443cm" fo:min-width="2.708cm" fo:padding-top="0.056cm" fo:padding-bottom="0.056cm" fo:padding-left="0.056cm" fo:padding-right="0.056cm" fo:wrap-option="wrap"/>
      <style:paragraph-properties style:writing-mode="lr-tb"/>
    </style:style>
    <style:style style:name="gr29" style:family="graphic">
      <style:graphic-properties draw:stroke="none" svg:stroke-width="0cm" draw:fill="none" draw:textarea-vertical-align="top" draw:auto-grow-height="false" fo:min-height="0.305cm" fo:min-width="0cm" fo:padding-top="0.125cm" fo:padding-bottom="0.125cm" fo:padding-left="0.25cm" fo:padding-right="0.25cm" fo:wrap-option="wrap"/>
    </style:style>
    <style:style style:name="gr30" style:family="graphic">
      <style:graphic-properties draw:stroke="none" svg:stroke-width="0cm" draw:fill="none" draw:textarea-vertical-align="top" draw:auto-grow-height="false" fo:min-height="0.298cm" fo:min-width="0cm" fo:padding-top="0.125cm" fo:padding-bottom="0.125cm" fo:padding-left="0.25cm" fo:padding-right="0.25cm" fo:wrap-option="wrap"/>
    </style:style>
    <style:style style:name="gr31" style:family="graphic">
      <style:graphic-properties draw:stroke="none" svg:stroke-width="0cm" draw:fill="none" draw:textarea-vertical-align="top" draw:auto-grow-height="false" fo:min-height="0.23cm" fo:min-width="0cm" fo:padding-top="0.125cm" fo:padding-bottom="0.125cm" fo:padding-left="0.25cm" fo:padding-right="0.25cm" fo:wrap-option="wrap"/>
    </style:style>
    <style:style style:name="gr32" style:family="graphic">
      <style:graphic-properties draw:stroke="none" svg:stroke-width="0cm" draw:fill="none" draw:textarea-vertical-align="top" draw:auto-grow-height="false" fo:min-height="0.283cm" fo:min-width="0cm" fo:padding-top="0.125cm" fo:padding-bottom="0.125cm" fo:padding-left="0.25cm" fo:padding-right="0.25cm" fo:wrap-option="wrap"/>
    </style:style>
    <style:style style:name="gr33" style:family="graphic">
      <style:graphic-properties draw:stroke="none" svg:stroke-width="0cm" draw:fill="none" draw:textarea-vertical-align="top" draw:auto-grow-height="false" fo:min-height="0.277cm" fo:min-width="0cm" fo:padding-top="0.125cm" fo:padding-bottom="0.125cm" fo:padding-left="0.25cm" fo:padding-right="0.25cm" fo:wrap-option="wrap"/>
    </style:style>
    <style:style style:name="gr34" style:family="graphic">
      <style:graphic-properties draw:stroke="none" svg:stroke-width="0cm" draw:fill="none" draw:textarea-vertical-align="top" draw:auto-grow-height="false" fo:min-height="0.261cm" fo:min-width="0cm" fo:padding-top="0.125cm" fo:padding-bottom="0.125cm" fo:padding-left="0.25cm" fo:padding-right="0.25cm" fo:wrap-option="wrap"/>
    </style:style>
    <style:style style:name="gr35" style:family="graphic">
      <style:graphic-properties draw:stroke="none" svg:stroke-width="0cm" draw:fill="none" draw:textarea-vertical-align="top" draw:auto-grow-height="false" fo:min-height="0.295cm" fo:min-width="0cm" fo:padding-top="0.125cm" fo:padding-bottom="0.125cm" fo:padding-left="0.25cm" fo:padding-right="0.25cm" fo:wrap-option="wrap"/>
    </style:style>
    <style:style style:name="gr36" style:family="graphic">
      <style:graphic-properties draw:stroke="none" svg:stroke-width="0cm" draw:fill="none" draw:textarea-vertical-align="top" draw:auto-grow-height="false" fo:min-height="0.29cm" fo:min-width="0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top" draw:auto-grow-height="false" fo:min-height="0.288cm" fo:min-width="0cm" fo:padding-top="0.125cm" fo:padding-bottom="0.125cm" fo:padding-left="0.25cm" fo:padding-right="0.25cm" fo:wrap-option="wrap"/>
    </style:style>
    <style:style style:name="gr38" style:family="graphic">
      <style:graphic-properties draw:stroke="none" svg:stroke-width="0cm" draw:fill="none" draw:textarea-vertical-align="top" draw:auto-grow-height="false" fo:min-height="0.22cm" fo:min-width="0cm" fo:padding-top="0.125cm" fo:padding-bottom="0.125cm" fo:padding-left="0.25cm" fo:padding-right="0.25cm" fo:wrap-option="wrap"/>
    </style:style>
    <style:style style:name="gr39" style:family="graphic">
      <style:graphic-properties draw:stroke="none" svg:stroke-width="0cm" draw:fill="none" draw:textarea-vertical-align="top" draw:auto-grow-height="false" fo:min-height="0.289cm" fo:min-width="0cm" fo:padding-top="0.125cm" fo:padding-bottom="0.125cm" fo:padding-left="0.25cm" fo:padding-right="0.25cm" fo:wrap-option="wrap"/>
    </style:style>
    <style:style style:name="gr40" style:family="graphic">
      <style:graphic-properties draw:stroke="none" svg:stroke-width="0cm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>
      <style:graphic-properties draw:stroke="none" svg:stroke-width="0cm" draw:fill="none" draw:textarea-vertical-align="top" draw:auto-grow-height="false" fo:min-height="0.273cm" fo:min-width="0cm" fo:padding-top="0.125cm" fo:padding-bottom="0.125cm" fo:padding-left="0.25cm" fo:padding-right="0.25cm" fo:wrap-option="wrap"/>
    </style:style>
    <style:style style:name="gr42" style:family="graphic">
      <style:graphic-properties draw:stroke="none" svg:stroke-width="0cm" draw:fill="none" draw:textarea-vertical-align="top" draw:auto-grow-height="false" fo:min-height="0.267cm" fo:min-width="0cm" fo:padding-top="0.125cm" fo:padding-bottom="0.125cm" fo:padding-left="0.25cm" fo:padding-right="0.25cm" fo:wrap-option="wrap"/>
    </style:style>
    <style:style style:name="gr43" style:family="graphic">
      <style:graphic-properties draw:stroke="none" svg:stroke-width="0cm" draw:fill="none" draw:textarea-vertical-align="top" draw:auto-grow-height="false" fo:min-height="0.253cm" fo:min-width="0cm" fo:padding-top="0.125cm" fo:padding-bottom="0.125cm" fo:padding-left="0.25cm" fo:padding-right="0.25cm" fo:wrap-option="wrap"/>
    </style:style>
    <style:style style:name="gr44" style:family="graphic">
      <style:graphic-properties draw:stroke="none" svg:stroke-width="0cm" draw:fill="none" draw:textarea-vertical-align="top" draw:auto-grow-height="false" fo:min-height="0.292cm" fo:min-width="0cm" fo:padding-top="0.125cm" fo:padding-bottom="0.125cm" fo:padding-left="0.25cm" fo:padding-right="0.25cm" fo:wrap-option="wrap"/>
    </style:style>
    <style:style style:name="gr45" style:family="graphic">
      <style:graphic-properties draw:stroke="none" svg:stroke-width="0cm" draw:fill="none" draw:textarea-vertical-align="top" draw:auto-grow-height="false" fo:min-height="0.217cm" fo:min-width="0cm" fo:padding-top="0.125cm" fo:padding-bottom="0.125cm" fo:padding-left="0.25cm" fo:padding-right="0.25cm" fo:wrap-option="wrap"/>
    </style:style>
    <style:style style:name="gr46" style:family="graphic">
      <style:graphic-properties draw:stroke="none" svg:stroke-width="0cm" draw:fill="none" draw:textarea-vertical-align="top" draw:auto-grow-height="false" fo:min-height="0.27cm" fo:min-width="0cm" fo:padding-top="0.125cm" fo:padding-bottom="0.125cm" fo:padding-left="0.25cm" fo:padding-right="0.25cm" fo:wrap-option="wrap"/>
    </style:style>
    <style:style style:name="gr47" style:family="graphic">
      <style:graphic-properties draw:stroke="none" svg:stroke-width="0cm" draw:fill="none" draw:textarea-vertical-align="top" draw:auto-grow-height="false" fo:min-height="0.304cm" fo:min-width="0cm" fo:padding-top="0.125cm" fo:padding-bottom="0.125cm" fo:padding-left="0.25cm" fo:padding-right="0.25cm" fo:wrap-option="wrap"/>
    </style:style>
    <style:style style:name="gr48" style:family="graphic">
      <style:graphic-properties draw:stroke="none" svg:stroke-width="0cm" draw:fill="none" draw:textarea-vertical-align="top" draw:auto-grow-height="false" fo:min-height="0.213cm" fo:min-width="0cm" fo:padding-top="0.125cm" fo:padding-bottom="0.125cm" fo:padding-left="0.25cm" fo:padding-right="0.25cm" fo:wrap-option="wrap"/>
    </style:style>
    <style:style style:name="gr49" style:family="graphic">
      <style:graphic-properties draw:stroke="none" svg:stroke-width="0cm" draw:fill="none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50" style:family="graphic">
      <style:graphic-properties draw:stroke="none" svg:stroke-width="0cm" draw:fill="none" draw:textarea-vertical-align="top" draw:auto-grow-height="false" fo:min-height="0.274cm" fo:min-width="0cm" fo:padding-top="0.125cm" fo:padding-bottom="0.125cm" fo:padding-left="0.25cm" fo:padding-right="0.25cm" fo:wrap-option="wrap"/>
    </style:style>
    <style:style style:name="gr51" style:family="graphic">
      <style:graphic-properties draw:stroke="none" svg:stroke-width="0cm" draw:fill="none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52" style:family="graphic">
      <style:graphic-properties draw:stroke="none" svg:stroke-width="0cm" draw:fill="none" draw:textarea-vertical-align="top" draw:auto-grow-height="false" fo:min-height="0.26cm" fo:min-width="0cm" fo:padding-top="0.125cm" fo:padding-bottom="0.125cm" fo:padding-left="0.25cm" fo:padding-right="0.25cm" fo:wrap-option="wrap"/>
    </style:style>
    <style:style style:name="gr53" style:family="graphic">
      <style:graphic-properties draw:stroke="none" svg:stroke-width="0cm" draw:fill="none" draw:textarea-vertical-align="top" draw:auto-grow-height="false" fo:min-height="0.284cm" fo:min-width="0cm" fo:padding-top="0.125cm" fo:padding-bottom="0.125cm" fo:padding-left="0.25cm" fo:padding-right="0.25cm" fo:wrap-option="wrap"/>
    </style:style>
    <style:style style:name="gr54" style:family="graphic">
      <style:graphic-properties draw:stroke="none" svg:stroke-width="0cm" draw:fill="none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gr55" style:family="graphic">
      <style:graphic-properties draw:stroke="none" svg:stroke-width="0cm" draw:fill="none" draw:textarea-vertical-align="top" draw:auto-grow-height="false" fo:min-height="0.263cm" fo:min-width="0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 0" table:style-name="ta1" table:print-ranges="'Cycle 0'.A1:'Cycle 0'.O65">
        <office:forms form:automatic-focus="false" form:apply-design-mode="false"/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0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0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0'.$A$1:.$O$62"/>
          <table:named-range table:name="_xlnm.Print_Area" table:base-cell-address="$'Cycle 0'.$A$1" table:cell-range-address="$'Cycle 0'.$A$1:.$O$65" table:range-usable-as="print-range"/>
        </table:named-expressions>
      </table:table>
      <table:table table:name="Cycle 1" table:style-name="ta2" table:print-ranges="'Cycle 1'.A1:'Cycle 1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'.$A$1:.$O$62"/>
          <table:named-range table:name="_xlnm.Print_Area" table:base-cell-address="$'Cycle 0'.$A$1" table:cell-range-address="$'Cycle 1'.$A$1:.$O$65" table:range-usable-as="print-range"/>
        </table:named-expressions>
      </table:table>
      <table:table table:name="Cycle 2" table:style-name="ta3" table:print-ranges="'Cycle 2'.A1:'Cycle 2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5 6 7 8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'.$A$1:.$O$62"/>
          <table:named-range table:name="_xlnm.Print_Area" table:base-cell-address="$'Cycle 0'.$A$1" table:cell-range-address="$'Cycle 2'.$A$1:.$O$65" table:range-usable-as="print-range"/>
        </table:named-expressions>
      </table:table>
      <table:table table:name="Cycle 3" table:style-name="ta4" table:print-ranges="'Cycle 3'.A1:'Cycle 3'.O65">
        <table:shapes>
          <draw:custom-shape draw:z-index="0" draw:name="CustomShape 1" draw:style-name="gr1" draw:text-style-name="P2" svg:width="2.819cm" svg:height="0.557cm" svg:x="14.735cm" svg:y="18.245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53cm" svg:x2="16.082cm" svg:y2="17.381cm">
            <text:p/>
          </draw:line>
          <draw:custom-shape draw:z-index="3" draw:name="CustomShape 1" draw:style-name="gr1" draw:text-style-name="P2" svg:width="2.818cm" svg:height="0.556cm" svg:x="30.365cm" svg:y="19.601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3cm" svg:y1="19.609cm" svg:x2="31.713cm" svg:y2="18.736cm">
            <text:p/>
          </draw:line>
          <draw:custom-shape draw:z-index="5" draw:name="CustomShape 1" draw:style-name="gr1" draw:text-style-name="P2" svg:width="2.818cm" svg:height="0.557cm" svg:x="14.735cm" svg:y="18.25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61cm" svg:x2="16.082cm" svg:y2="17.389cm">
            <text:p/>
          </draw:line>
          <draw:custom-shape draw:z-index="8" draw:name="CustomShape 1" draw:style-name="gr1" draw:text-style-name="P2" svg:width="2.819cm" svg:height="0.555cm" svg:x="30.364cm" svg:y="19.607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615cm" svg:x2="31.712cm" svg:y2="18.743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'.O42" table:end-x="0.977cm" table:end-y="0.058cm" draw:z-index="7" draw:name="CustomShape 1" draw:style-name="gr5" draw:text-style-name="P3" svg:width="0.263cm" svg:height="0.555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9 A B C</text:p>
          </table:table-cell>
          <table:table-cell table:style-name="ce6" office:value-type="string" calcext:value-type="string" table:number-columns-spanned="1" table:number-rows-spanned="5">
            <text:p>5 6 7 8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'.$A$1:.$O$62"/>
          <table:named-range table:name="_xlnm.Print_Area" table:base-cell-address="$'Cycle 0'.$A$1" table:cell-range-address="$'Cycle 3'.$A$1:.$O$65" table:range-usable-as="print-range"/>
        </table:named-expressions>
      </table:table>
      <table:table table:name="Cycle 4" table:style-name="ta5" table:print-ranges="'Cycle 4'.A1:'Cycle 4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4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/>
          <table:table-cell table:style-name="ce12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/>
          <table:table-cell table:style-name="ce12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4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4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4'.O42" table:end-x="0.977cm" table:end-y="0.058cm" draw:z-index="2" draw:name="CustomShape 1" draw:style-name="gr5" draw:text-style-name="P3" svg:width="0.263cm" svg:height="0.555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/>
          <table:table-cell table:style-name="ce12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/>
          <table:table-cell table:style-name="ce12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D E F 10</text:p>
          </table:table-cell>
          <table:table-cell table:style-name="ce6" office:value-type="string" calcext:value-type="string" table:number-columns-spanned="1" table:number-rows-spanned="5">
            <text:p>9 A B C</text:p>
          </table:table-cell>
          <table:table-cell table:style-name="ce6" office:value-type="string" calcext:value-type="string" table:number-columns-spanned="1" table:number-rows-spanned="5">
            <text:p>5 6 7 8</text:p>
          </table:table-cell>
          <table:table-cell table:style-name="ce6" table:number-columns-spanned="1" table:number-rows-spanned="5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0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0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08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1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1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2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office:value-type="string" calcext:value-type="string">
            <text:p>x18</text:p>
          </table:table-cell>
          <table:table-cell table:style-name="ce8" office:value-type="string" calcext:value-type="string">
            <text:p>000b</text:p>
          </table:table-cell>
          <table:table-cell table:style-name="ce8" office:value-type="string" calcext:value-type="string">
            <text:p>I0x01</text:p>
          </table:table-cell>
          <table:table-cell table:style-name="ce8" office:value-type="string" calcext:value-type="string">
            <text:p>x23</text:p>
          </table:table-cell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4'.$A$1:.$O$62"/>
          <table:named-range table:name="_xlnm.Print_Area" table:base-cell-address="$'Cycle 0'.$A$1" table:cell-range-address="$'Cycle 4'.$A$1:.$O$65" table:range-usable-as="print-range"/>
        </table:named-expressions>
      </table:table>
      <table:table table:name="Cycle 5" table:style-name="ta6" table:print-ranges="'Cycle 5'.A1:'Cycle 5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5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/>
          <table:table-cell table:style-name="ce13"/>
          <table:table-cell table:style-name="ce12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/>
          <table:table-cell table:style-name="ce13"/>
          <table:table-cell table:style-name="ce12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5'.O42" table:end-x="0.977cm" table:end-y="0.051cm" draw:z-index="0" draw:name="CustomShape 1" draw:style-name="gr6" draw:text-style-name="P3" svg:width="0.263cm" svg:height="0.556cm" svg:x="0.714cm" svg:y="0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/>
          <table:table-cell table:style-name="ce13"/>
          <table:table-cell table:style-name="ce12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/>
          <table:table-cell table:style-name="ce13"/>
          <table:table-cell table:style-name="ce12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D E F 10</text:p>
          </table:table-cell>
          <table:table-cell table:style-name="ce6" office:value-type="string" calcext:value-type="string" table:number-columns-spanned="1" table:number-rows-spanned="5">
            <text:p>9 A B C</text:p>
          </table:table-cell>
          <table:table-cell table:style-name="ce6" table:number-columns-spanned="1" table:number-rows-spanned="5"/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0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0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08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1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1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2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office:value-type="string" calcext:value-type="string">
            <text:p>x18</text:p>
          </table:table-cell>
          <table:table-cell table:style-name="ce8" office:value-type="string" calcext:value-type="string">
            <text:p>000b</text:p>
          </table:table-cell>
          <table:table-cell table:style-name="ce8" office:value-type="string" calcext:value-type="string">
            <text:p>I0x01</text:p>
          </table:table-cell>
          <table:table-cell table:style-name="ce8" office:value-type="string" calcext:value-type="string">
            <text:p>x23</text:p>
          </table:table-cell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5'.$A$1:.$O$62"/>
          <table:named-range table:name="_xlnm.Print_Area" table:base-cell-address="$'Cycle 0'.$A$1" table:cell-range-address="$'Cycle 5'.$A$1:.$O$65" table:range-usable-as="print-range"/>
        </table:named-expressions>
      </table:table>
      <table:table table:name="Cycle 6" table:style-name="ta7" table:print-ranges="'Cycle 6'.A1:'Cycle 6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6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6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6'.O42" table:end-x="0.977cm" table:end-y="0.051cm" draw:z-index="1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D E F 10</text:p>
          </table:table-cell>
          <table:table-cell table:style-name="ce6" table:number-columns-spanned="1" table:number-rows-spanned="5"/>
          <table:table-cell table:style-name="ce6" office:value-type="float" office:value="3" calcext:value-type="float" table:number-columns-spanned="1" table:number-rows-spanned="5">
            <text:p>3</text:p>
          </table:table-cell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11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office:value-type="string" calcext:value-type="string">
            <text:p>x08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1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1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2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office:value-type="string" calcext:value-type="string">
            <text:p>x18</text:p>
          </table:table-cell>
          <table:table-cell table:style-name="ce8" office:value-type="string" calcext:value-type="string">
            <text:p>000b</text:p>
          </table:table-cell>
          <table:table-cell table:style-name="ce8" office:value-type="string" calcext:value-type="string">
            <text:p>I0x01</text:p>
          </table:table-cell>
          <table:table-cell table:style-name="ce8" office:value-type="string" calcext:value-type="string">
            <text:p>x23</text:p>
          </table:table-cell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6'.$A$1:.$O$62"/>
          <table:named-range table:name="_xlnm.Print_Area" table:base-cell-address="$'Cycle 0'.$A$1" table:cell-range-address="$'Cycle 6'.$A$1:.$O$65" table:range-usable-as="print-range"/>
        </table:named-expressions>
      </table:table>
      <table:table table:name="Cycle 7" table:style-name="ta8" table:print-ranges="'Cycle 7'.A1:'Cycle 7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7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7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7'.O42" table:end-x="0.977cm" table:end-y="0.051cm" draw:z-index="1" draw:name="CustomShape 1" draw:style-name="gr8" draw:text-style-name="P3" svg:width="0.263cm" svg:height="0.551cm" svg:x="0.714cm" svg:y="0.4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7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7'.O42" table:end-x="0.977cm" table:end-y="0.051cm" draw:z-index="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4" calcext:value-type="float" table:number-columns-spanned="1" table:number-rows-spanned="5">
            <text:p>4</text:p>
          </table:table-cell>
          <table:table-cell table:style-name="ce6" office:value-type="float" office:value="3" calcext:value-type="float" table:number-columns-spanned="1" table:number-rows-spanned="5">
            <text:p>3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11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office:value-type="string" calcext:value-type="string">
            <text:p>x10</text:p>
          </table:table-cell>
          <table:table-cell table:style-name="ce7" office:value-type="string" calcext:value-type="string">
            <text:p>000b</text:p>
          </table:table-cell>
          <table:table-cell table:style-name="ce7" office:value-type="string" calcext:value-type="string">
            <text:p>I0x01</text:p>
          </table:table-cell>
          <table:table-cell table:style-name="ce7" office:value-type="string" calcext:value-type="string">
            <text:p>x22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office:value-type="string" calcext:value-type="string">
            <text:p>x18</text:p>
          </table:table-cell>
          <table:table-cell table:style-name="ce8" office:value-type="string" calcext:value-type="string">
            <text:p>000b</text:p>
          </table:table-cell>
          <table:table-cell table:style-name="ce8" office:value-type="string" calcext:value-type="string">
            <text:p>I0x01</text:p>
          </table:table-cell>
          <table:table-cell table:style-name="ce8" office:value-type="string" calcext:value-type="string">
            <text:p>x23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7'.$A$1:.$O$62"/>
          <table:named-range table:name="_xlnm.Print_Area" table:base-cell-address="$'Cycle 0'.$A$1" table:cell-range-address="$'Cycle 7'.$A$1:.$O$65" table:range-usable-as="print-range"/>
        </table:named-expressions>
      </table:table>
      <table:table table:name="Cycle 8" table:style-name="ta9" table:print-ranges="'Cycle 8'.A1:'Cycle 8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8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8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8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8'.O42" table:end-x="0.977cm" table:end-y="0.051cm" draw:z-index="2" draw:name="CustomShape 1" draw:style-name="gr8" draw:text-style-name="P3" svg:width="0.263cm" svg:height="0.551cm" svg:x="0.714cm" svg:y="0.4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8'.O42" table:end-x="0.977cm" table:end-y="0.051cm" draw:z-index="3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8'.O42" table:end-x="0.977cm" table:end-y="0.051cm" draw:z-index="4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/>
          <table:table-cell table:style-name="ce13" table:number-columns-repeated="2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8" calcext:value-type="float" table:number-columns-spanned="1" table:number-rows-spanned="5">
            <text:p>8</text:p>
          </table:table-cell>
          <table:table-cell table:style-name="ce6" table:number-columns-spanned="1" table:number-rows-spanned="5"/>
          <table:table-cell table:style-name="ce6" office:value-type="float" office:value="4" calcext:value-type="float" table:number-columns-spanned="1" table:number-rows-spanned="5">
            <text:p>4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11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office:value-type="string" calcext:value-type="string">
            <text:p>x18</text:p>
          </table:table-cell>
          <table:table-cell table:style-name="ce8" office:value-type="string" calcext:value-type="string">
            <text:p>000b</text:p>
          </table:table-cell>
          <table:table-cell table:style-name="ce8" office:value-type="string" calcext:value-type="string">
            <text:p>I0x01</text:p>
          </table:table-cell>
          <table:table-cell table:style-name="ce8" office:value-type="string" calcext:value-type="string">
            <text:p>x23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8'.$A$1:.$O$62"/>
          <table:named-range table:name="_xlnm.Print_Area" table:base-cell-address="$'Cycle 0'.$A$1" table:cell-range-address="$'Cycle 8'.$A$1:.$O$65" table:range-usable-as="print-range"/>
        </table:named-expressions>
      </table:table>
      <table:table table:name="Cycle 9" table:style-name="ta10" table:print-ranges="'Cycle 9'.A1:'Cycle 9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9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9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9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9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9'.O42" table:end-x="0.977cm" table:end-y="0.051cm" draw:z-index="3" draw:name="CustomShape 1" draw:style-name="gr8" draw:text-style-name="P3" svg:width="0.263cm" svg:height="0.551cm" svg:x="0.714cm" svg:y="0.4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9'.O42" table:end-x="0.977cm" table:end-y="0.051cm" draw:z-index="4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9'.O42" table:end-x="0.977cm" table:end-y="0.051cm" draw:z-index="5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table:number-columns-repeated="2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6" calcext:value-type="float" table:number-columns-spanned="1" table:number-rows-spanned="5">
            <text:p>6</text:p>
          </table:table-cell>
          <table:table-cell table:style-name="ce6" office:value-type="float" office:value="8" calcext:value-type="float" table:number-columns-spanned="1" table:number-rows-spanned="5">
            <text:p>8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11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9'.$A$1:.$O$62"/>
          <table:named-range table:name="_xlnm.Print_Area" table:base-cell-address="$'Cycle 0'.$A$1" table:cell-range-address="$'Cycle 9'.$A$1:.$O$65" table:range-usable-as="print-range"/>
        </table:named-expressions>
      </table:table>
      <table:table table:name="Cycle 10" table:style-name="ta11" table:print-ranges="'Cycle 10'.A1:'Cycle 10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0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0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3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4" draw:name="CustomShape 1" draw:style-name="gr8" draw:text-style-name="P3" svg:width="0.263cm" svg:height="0.551cm" svg:x="0.714cm" svg:y="0.4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5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0'.O42" table:end-x="0.977cm" table:end-y="0.051cm" draw:z-index="6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table:number-columns-repeated="2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5" calcext:value-type="float" table:number-columns-spanned="1" table:number-rows-spanned="5">
            <text:p>5</text:p>
          </table:table-cell>
          <table:table-cell table:style-name="ce6" office:value-type="float" office:value="6" calcext:value-type="float" table:number-columns-spanned="1" table:number-rows-spanned="5">
            <text:p>6</text:p>
          </table:table-cell>
          <table:table-cell table:style-name="ce6" office:value-type="float" office:value="8" calcext:value-type="float" table:number-columns-spanned="1" table:number-rows-spanned="5">
            <text:p>8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1</text:p>
          </table:table-cell>
          <table:table-cell table:style-name="ce3"/>
          <table:table-cell table:style-name="ce3" office:value-type="string" calcext:value-type="string">
            <text:p>x27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11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0'.$A$1:.$O$62"/>
          <table:named-range table:name="_xlnm.Print_Area" table:base-cell-address="$'Cycle 0'.$A$1" table:cell-range-address="$'Cycle 10'.$A$1:.$O$65" table:range-usable-as="print-range"/>
        </table:named-expressions>
      </table:table>
      <table:table table:name="Cycle 11" table:style-name="ta12" table:print-ranges="'Cycle 11'.A1:'Cycle 11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1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table:number-columns-repeated="2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1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1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2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3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4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5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6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1'.O42" table:end-x="0.977cm" table:end-y="0.051cm" draw:z-index="7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5" calcext:value-type="float" table:number-columns-spanned="1" table:number-rows-spanned="5">
            <text:p>5</text:p>
          </table:table-cell>
          <table:table-cell table:style-name="ce6" office:value-type="float" office:value="6" calcext:value-type="float" table:number-columns-spanned="1" table:number-rows-spanned="5">
            <text:p>6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2</text:p>
          </table:table-cell>
          <table:table-cell table:style-name="ce3"/>
          <table:table-cell table:style-name="ce3" office:value-type="string" calcext:value-type="string">
            <text:p>x25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00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1'.$A$1:.$O$62"/>
          <table:named-range table:name="_xlnm.Print_Area" table:base-cell-address="$'Cycle 0'.$A$1" table:cell-range-address="$'Cycle 11'.$A$1:.$O$65" table:range-usable-as="print-range"/>
        </table:named-expressions>
      </table:table>
      <table:table table:name="Cycle 12" table:style-name="ta13" table:print-ranges="'Cycle 12'.A1:'Cycle 12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2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table:number-columns-repeated="2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2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2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3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4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5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6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7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2'.O42" table:end-x="0.977cm" table:end-y="0.051cm" draw:z-index="8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9" calcext:value-type="float" table:number-columns-spanned="1" table:number-rows-spanned="5">
            <text:p>9</text:p>
          </table:table-cell>
          <table:table-cell table:style-name="ce6" office:value-type="string" calcext:value-type="string" table:number-columns-spanned="1" table:number-rows-spanned="5">
            <text:p>E</text:p>
          </table:table-cell>
          <table:table-cell table:style-name="ce6" office:value-type="float" office:value="5" calcext:value-type="float" table:number-columns-spanned="1" table:number-rows-spanned="5">
            <text:p>5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3</text:p>
          </table:table-cell>
          <table:table-cell table:style-name="ce3"/>
          <table:table-cell table:style-name="ce3" office:value-type="string" calcext:value-type="string">
            <text:p>x24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00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2'.$A$1:.$O$62"/>
          <table:named-range table:name="_xlnm.Print_Area" table:base-cell-address="$'Cycle 0'.$A$1" table:cell-range-address="$'Cycle 12'.$A$1:.$O$65" table:range-usable-as="print-range"/>
        </table:named-expressions>
      </table:table>
      <table:table table:name="Cycle 13" table:style-name="ta14" table:print-ranges="'Cycle 13'.A1:'Cycle 13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3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3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3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4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5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6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7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8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3'.O42" table:end-x="0.977cm" table:end-y="0.051cm" draw:z-index="9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7" calcext:value-type="float" table:number-columns-spanned="1" table:number-rows-spanned="5">
            <text:p>7</text:p>
          </table:table-cell>
          <table:table-cell table:style-name="ce6" office:value-type="float" office:value="9" calcext:value-type="float" table:number-columns-spanned="1" table:number-rows-spanned="5">
            <text:p>9</text:p>
          </table:table-cell>
          <table:table-cell table:style-name="ce6" office:value-type="string" calcext:value-type="string" table:number-columns-spanned="1" table:number-rows-spanned="5">
            <text:p>E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00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7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3'.$A$1:.$O$62"/>
          <table:named-range table:name="_xlnm.Print_Area" table:base-cell-address="$'Cycle 0'.$A$1" table:cell-range-address="$'Cycle 13'.$A$1:.$O$65" table:range-usable-as="print-range"/>
        </table:named-expressions>
      </table:table>
      <table:table table:name="Cycle 14" table:style-name="ta15" table:print-ranges="'Cycle 14'.A1:'Cycle 14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4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4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3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4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5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6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7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8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9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4'.O42" table:end-x="0.977cm" table:end-y="0.051cm" draw:z-index="10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7" calcext:value-type="float" table:number-columns-spanned="1" table:number-rows-spanned="5">
            <text:p>7</text:p>
          </table:table-cell>
          <table:table-cell table:style-name="ce6" office:value-type="float" office:value="9" calcext:value-type="float" table:number-columns-spanned="1" table:number-rows-spanned="5">
            <text:p>9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000b</text:p>
          </table:table-cell>
          <table:table-cell table:number-columns-repeated="2" table:style-name="ce3" office:value-type="string" calcext:value-type="string">
            <text:p>x27</text:p>
          </table:table-cell>
          <table:table-cell table:style-name="ce3"/>
          <table:table-cell table:style-name="ce3" office:value-type="string" calcext:value-type="string">
            <text:p>x28</text:p>
          </table:table-cell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4'.$A$1:.$O$62"/>
          <table:named-range table:name="_xlnm.Print_Area" table:base-cell-address="$'Cycle 0'.$A$1" table:cell-range-address="$'Cycle 14'.$A$1:.$O$65" table:range-usable-as="print-range"/>
        </table:named-expressions>
      </table:table>
      <table:table table:name="Cycle 15" table:style-name="ta16" table:print-ranges="'Cycle 15'.A1:'Cycle 15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5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5'.O41" table:end-x="0.977cm" table:end-y="0.433cm" draw:z-index="0" draw:name="CustomShape 1" draw:style-name="gr12" draw:text-style-name="P3" svg:width="0.263cm" svg:height="0.489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9cm" draw:z-index="1" draw:name="CustomShape 1" draw:style-name="gr13" draw:text-style-name="P3" svg:width="0.263cm" svg:height="0.558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2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3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4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5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6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7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8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9" draw:name="CustomShape 1" draw:style-name="gr16" draw:text-style-name="P3" svg:width="0.263cm" svg:height="0.536cm" svg:x="0.714cm" svg:y="0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10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5'.O42" table:end-x="0.977cm" table:end-y="0.051cm" draw:z-index="11" draw:name="CustomShape 1" draw:style-name="gr17" draw:text-style-name="P3" svg:width="0.263cm" svg:height="0.52cm" svg:x="0.714cm" svg:y="0.4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table:number-columns-repeated="2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float" office:value="7" calcext:value-type="float" table:number-columns-spanned="1" table:number-rows-spanned="5">
            <text:p>7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5</text:p>
          </table:table-cell>
          <table:table-cell table:style-name="ce3"/>
          <table:table-cell table:style-name="ce3" office:value-type="string" calcext:value-type="string">
            <text:p>x26</text:p>
          </table:table-cell>
          <table:table-cell table:number-columns-repeated="58"/>
        </table:table-row>
        <table:table-row table:style-name="ro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1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5'.$A$1:.$O$62"/>
          <table:named-range table:name="_xlnm.Print_Area" table:base-cell-address="$'Cycle 0'.$A$1" table:cell-range-address="$'Cycle 15'.$A$1:.$O$65" table:range-usable-as="print-range"/>
        </table:named-expressions>
      </table:table>
      <table:table table:name="Cycle 16" table:style-name="ta17" table:print-ranges="'Cycle 16'.A1:'Cycle 16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6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6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1" table:end-x="0.977cm" table:end-y="0.433cm" draw:z-index="1" draw:name="CustomShape 1" draw:style-name="gr12" draw:text-style-name="P3" svg:width="0.263cm" svg:height="0.489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9cm" draw:z-index="2" draw:name="CustomShape 1" draw:style-name="gr13" draw:text-style-name="P3" svg:width="0.263cm" svg:height="0.558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3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4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5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6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7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8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9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10" draw:name="CustomShape 1" draw:style-name="gr16" draw:text-style-name="P3" svg:width="0.263cm" svg:height="0.536cm" svg:x="0.714cm" svg:y="0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11" draw:name="CustomShape 1" draw:style-name="gr15" draw:text-style-name="P3" svg:width="0.263cm" svg:height="0.542cm" svg:x="0.714cm" svg:y="0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6'.O42" table:end-x="0.977cm" table:end-y="0.051cm" draw:z-index="12" draw:name="CustomShape 1" draw:style-name="gr17" draw:text-style-name="P3" svg:width="0.263cm" svg:height="0.52cm" svg:x="0.714cm" svg:y="0.4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6'.$A$1:.$O$62"/>
          <table:named-range table:name="_xlnm.Print_Area" table:base-cell-address="$'Cycle 0'.$A$1" table:cell-range-address="$'Cycle 16'.$A$1:.$O$65" table:range-usable-as="print-range"/>
        </table:named-expressions>
      </table:table>
      <table:table table:name="Cycle 17" table:style-name="ta18" table:print-ranges="'Cycle 17'.A1:'Cycle 17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7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7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5" draw:name="CustomShape 1" draw:style-name="gr5" draw:text-style-name="P3" svg:width="0.263cm" svg:height="0.555cm" svg:x="0.714cm" svg:y="0.3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1" table:end-x="0.977cm" table:end-y="0.433cm" draw:z-index="6" draw:name="CustomShape 1" draw:style-name="gr18" draw:text-style-name="P3" svg:width="0.263cm" svg:height="0.487cm" svg:x="0.714cm" svg:y="0.3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9cm" draw:z-index="7" draw:name="CustomShape 1" draw:style-name="gr6" draw:text-style-name="P3" svg:width="0.263cm" svg:height="0.556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8" draw:name="CustomShape 1" draw:style-name="gr19" draw:text-style-name="P3" svg:width="0.263cm" svg:height="0.548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9" draw:name="CustomShape 1" draw:style-name="gr19" draw:text-style-name="P3" svg:width="0.263cm" svg:height="0.548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0" draw:name="CustomShape 1" draw:style-name="gr19" draw:text-style-name="P3" svg:width="0.263cm" svg:height="0.548cm" svg:x="0.714cm" svg:y="0.4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1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2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4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5" draw:name="CustomShape 1" draw:style-name="gr21" draw:text-style-name="P3" svg:width="0.263cm" svg:height="0.534cm" svg:x="0.714cm" svg:y="0.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6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7'.O42" table:end-x="0.977cm" table:end-y="0.051cm" draw:z-index="1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A</text:p>
          </table:table-cell>
          <table:table-cell table:style-name="ce6" office:value-type="string" calcext:value-type="string" table:number-columns-spanned="1" table:number-rows-spanned="5">
            <text:p>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7'.$A$1:.$O$62"/>
          <table:named-range table:name="_xlnm.Print_Area" table:base-cell-address="$'Cycle 0'.$A$1" table:cell-range-address="$'Cycle 17'.$A$1:.$O$65" table:range-usable-as="print-range"/>
        </table:named-expressions>
      </table:table>
      <table:table table:name="Cycle 18" table:style-name="ta19" table:print-ranges="'Cycle 18'.A1:'Cycle 18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8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6cm" svg:x2="16.082cm" svg:y2="17.346cm">
            <text:p/>
          </draw:line>
          <draw:custom-shape draw:z-index="8" draw:name="CustomShape 1" draw:style-name="gr24" draw:text-style-name="P4" svg:width="2.819cm" svg:height="0.555cm" svg:x="30.364cm" svg:y="19.558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6cm" svg:x2="31.712cm" svg:y2="18.697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8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8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7" draw:name="CustomShape 1" draw:style-name="gr3" draw:text-style-name="P3" svg:width="0.263cm" svg:height="0.552cm" svg:x="0.714cm" svg:y="0.4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0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1" table:end-x="0.977cm" table:end-y="0.433cm" draw:z-index="11" draw:name="CustomShape 1" draw:style-name="gr25" draw:text-style-name="P3" svg:width="0.263cm" svg:height="0.482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9cm" draw:z-index="12" draw:name="CustomShape 1" draw:style-name="gr8" draw:text-style-name="P3" svg:width="0.263cm" svg:height="0.551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3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4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5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6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7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8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19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20" draw:name="CustomShape 1" draw:style-name="gr26" draw:text-style-name="P3" svg:width="0.263cm" svg:height="0.529cm" svg:x="0.714cm" svg:y="0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21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8'.O42" table:end-x="0.977cm" table:end-y="0.051cm" draw:z-index="22" draw:name="CustomShape 1" draw:style-name="gr27" draw:text-style-name="P3" svg:width="0.263cm" svg:height="0.513cm" svg:x="0.714cm" svg:y="0.4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A</text:p>
          </table:table-cell>
          <table:table-cell table:style-name="ce6" office:value-type="string" calcext:value-type="string" table:number-columns-spanned="1" table:number-rows-spanned="5">
            <text:p>D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0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6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8'.$A$1:.$O$62"/>
          <table:named-range table:name="_xlnm.Print_Area" table:base-cell-address="$'Cycle 0'.$A$1" table:cell-range-address="$'Cycle 18'.$A$1:.$O$65" table:range-usable-as="print-range"/>
        </table:named-expressions>
      </table:table>
      <table:table table:name="Cycle 19" table:style-name="ta20" table:print-ranges="'Cycle 19'.A1:'Cycle 19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10" draw:name="CustomShape 1" draw:style-name="gr23" draw:text-style-name="P4" svg:width="2.818cm" svg:height="0.555cm" svg:x="14.735cm" svg:y="18.208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2" draw:text-style-name="P3" svg:x1="16.082cm" svg:y1="18.216cm" svg:x2="16.082cm" svg:y2="17.346cm">
            <text:p/>
          </draw:line>
          <draw:custom-shape draw:z-index="13" draw:name="CustomShape 1" draw:style-name="gr24" draw:text-style-name="P4" svg:width="2.819cm" svg:height="0.555cm" svg:x="30.364cm" svg:y="19.558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4" draw:name="Line 1" draw:style-name="gr2" draw:text-style-name="P3" svg:x1="31.712cm" svg:y1="19.566cm" svg:x2="31.712cm" svg:y2="18.697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19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/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19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12" draw:name="CustomShape 1" draw:style-name="gr3" draw:text-style-name="P3" svg:width="0.263cm" svg:height="0.552cm" svg:x="0.714cm" svg:y="0.4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15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1" table:end-x="0.977cm" table:end-y="0.433cm" draw:z-index="16" draw:name="CustomShape 1" draw:style-name="gr25" draw:text-style-name="P3" svg:width="0.263cm" svg:height="0.482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9cm" draw:z-index="17" draw:name="CustomShape 1" draw:style-name="gr8" draw:text-style-name="P3" svg:width="0.263cm" svg:height="0.551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18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19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0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1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2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4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5" draw:name="CustomShape 1" draw:style-name="gr26" draw:text-style-name="P3" svg:width="0.263cm" svg:height="0.529cm" svg:x="0.714cm" svg:y="0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6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19'.O42" table:end-x="0.977cm" table:end-y="0.051cm" draw:z-index="27" draw:name="CustomShape 1" draw:style-name="gr27" draw:text-style-name="P3" svg:width="0.263cm" svg:height="0.513cm" svg:x="0.714cm" svg:y="0.4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A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0</text:p>
          </table:table-cell>
          <table:table-cell table:style-name="ce3"/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19'.$A$1:.$O$62"/>
          <table:named-range table:name="_xlnm.Print_Area" table:base-cell-address="$'Cycle 0'.$A$1" table:cell-range-address="$'Cycle 19'.$A$1:.$O$65" table:range-usable-as="print-range"/>
        </table:named-expressions>
      </table:table>
      <table:table table:name="Cycle 20" table:style-name="ta21" table:print-ranges="'Cycle 20'.A1:'Cycle 20'.O65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0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0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" draw:name="CustomShape 1" draw:style-name="gr29" draw:text-style-name="P3" svg:width="0.263cm" svg:height="0.554cm" svg:x="0.714cm" svg:y="0.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2" draw:name="CustomShape 1" draw:style-name="gr29" draw:text-style-name="P3" svg:width="0.263cm" svg:height="0.554cm" svg:x="0.714cm" svg:y="0.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3" draw:name="CustomShape 1" draw:style-name="gr9" draw:text-style-name="P3" svg:width="0.263cm" svg:height="0.549cm" svg:x="0.7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4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1" table:end-x="0.977cm" table:end-y="0.433cm" draw:z-index="5" draw:name="CustomShape 1" draw:style-name="gr31" draw:text-style-name="P3" svg:width="0.263cm" svg:height="0.479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9cm" draw:z-index="6" draw:name="CustomShape 1" draw:style-name="gr19" draw:text-style-name="P3" svg:width="0.263cm" svg:height="0.548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7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9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0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1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2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3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5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0'.O42" table:end-x="0.977cm" table:end-y="0.051cm" draw:z-index="16" draw:name="CustomShape 1" draw:style-name="gr34" draw:text-style-name="P3" svg:width="0.263cm" svg:height="0.51cm" svg:x="0.714cm" svg:y="0.4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0'.$A$1:.$O$62"/>
          <table:named-range table:name="_xlnm.Print_Area" table:base-cell-address="$'Cycle 0'.$A$1" table:cell-range-address="$'Cycle 20'.$A$1:.$O$65" table:range-usable-as="print-range"/>
        </table:named-expressions>
      </table:table>
      <table:table table:name="Cycle 21" table:style-name="ta22" table:print-ranges="'Cycle 21'.A1:'Cycle 21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1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1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5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6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7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8" draw:name="CustomShape 1" draw:style-name="gr36" draw:text-style-name="P3" svg:width="0.263cm" svg:height="0.539cm" svg:x="0.714cm" svg:y="0.4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1" table:end-x="0.977cm" table:end-y="0.433cm" draw:z-index="10" draw:name="CustomShape 1" draw:style-name="gr38" draw:text-style-name="P3" svg:width="0.263cm" svg:height="0.469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9cm" draw:z-index="11" draw:name="CustomShape 1" draw:style-name="gr39" draw:text-style-name="P3" svg:width="0.263cm" svg:height="0.538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3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4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5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6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7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8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19" draw:name="CustomShape 1" draw:style-name="gr42" draw:text-style-name="P3" svg:width="0.263cm" svg:height="0.516cm" svg:x="0.714cm" svg:y="0.43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20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1'.O42" table:end-x="0.977cm" table:end-y="0.051cm" draw:z-index="21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B</text:p>
          </table:table-cell>
          <table:table-cell table:style-name="ce6" office:value-type="float" office:value="10" calcext:value-type="float" table:number-columns-spanned="1" table:number-rows-spanned="5">
            <text:p>10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1'.$A$1:.$O$62"/>
          <table:named-range table:name="_xlnm.Print_Area" table:base-cell-address="$'Cycle 0'.$A$1" table:cell-range-address="$'Cycle 21'.$A$1:.$O$65" table:range-usable-as="print-range"/>
        </table:named-expressions>
      </table:table>
      <table:table table:name="Cycle 22" table:style-name="ta23" table:print-ranges="'Cycle 22'.A1:'Cycle 22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2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2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0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1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2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3" draw:name="CustomShape 1" draw:style-name="gr36" draw:text-style-name="P3" svg:width="0.263cm" svg:height="0.539cm" svg:x="0.714cm" svg:y="0.4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4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1" table:end-x="0.977cm" table:end-y="0.433cm" draw:z-index="15" draw:name="CustomShape 1" draw:style-name="gr38" draw:text-style-name="P3" svg:width="0.263cm" svg:height="0.469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9cm" draw:z-index="16" draw:name="CustomShape 1" draw:style-name="gr39" draw:text-style-name="P3" svg:width="0.263cm" svg:height="0.538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7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8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19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0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1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2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3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4" draw:name="CustomShape 1" draw:style-name="gr42" draw:text-style-name="P3" svg:width="0.263cm" svg:height="0.516cm" svg:x="0.714cm" svg:y="0.43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5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2'.O42" table:end-x="0.977cm" table:end-y="0.051cm" draw:z-index="26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B</text:p>
          </table:table-cell>
          <table:table-cell table:style-name="ce6" office:value-type="float" office:value="10" calcext:value-type="float" table:number-columns-spanned="1" table:number-rows-spanned="5">
            <text:p>10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B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9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2'.$A$1:.$O$62"/>
          <table:named-range table:name="_xlnm.Print_Area" table:base-cell-address="$'Cycle 0'.$A$1" table:cell-range-address="$'Cycle 22'.$A$1:.$O$65" table:range-usable-as="print-range"/>
        </table:named-expressions>
      </table:table>
      <table:table table:name="Cycle 23" table:style-name="ta24" table:print-ranges="'Cycle 23'.A1:'Cycle 23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16.082cm" svg:y1="18.211cm" svg:x2="16.082cm" svg:y2="17.341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3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3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5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6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7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8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9" draw:name="CustomShape 1" draw:style-name="gr36" draw:text-style-name="P3" svg:width="0.263cm" svg:height="0.539cm" svg:x="0.714cm" svg:y="0.4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0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1" table:end-x="0.977cm" table:end-y="0.433cm" draw:z-index="11" draw:name="CustomShape 1" draw:style-name="gr38" draw:text-style-name="P3" svg:width="0.263cm" svg:height="0.469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9cm" draw:z-index="12" draw:name="CustomShape 1" draw:style-name="gr39" draw:text-style-name="P3" svg:width="0.263cm" svg:height="0.538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3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4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5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6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7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8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19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20" draw:name="CustomShape 1" draw:style-name="gr42" draw:text-style-name="P3" svg:width="0.263cm" svg:height="0.516cm" svg:x="0.714cm" svg:y="0.43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21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3'.O42" table:end-x="0.977cm" table:end-y="0.051cm" draw:z-index="22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/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B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9</text:p>
          </table:table-cell>
          <table:table-cell table:style-name="ce3"/>
          <table:table-cell table:style-name="ce3" office:value-type="string" calcext:value-type="string">
            <text:p>x2A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3'.$A$1:.$O$62"/>
          <table:named-range table:name="_xlnm.Print_Area" table:base-cell-address="$'Cycle 0'.$A$1" table:cell-range-address="$'Cycle 23'.$A$1:.$O$65" table:range-usable-as="print-range"/>
        </table:named-expressions>
      </table:table>
      <table:table table:name="Cycle 24" table:style-name="ta25" table:print-ranges="'Cycle 24'.A1:'Cycle 24'.O65">
        <table:shapes>
          <draw:custom-shape draw:z-index="39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0" draw:name="Line 1" draw:style-name="gr2" draw:text-style-name="P3" svg:x1="16.082cm" svg:y1="18.211cm" svg:x2="16.082cm" svg:y2="17.341cm">
            <text:p/>
          </draw:line>
          <draw:custom-shape draw:z-index="42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3" draw:name="Line 1" draw:style-name="gr2" draw:text-style-name="P3" svg:x1="16.082cm" svg:y1="18.211cm" svg:x2="16.082cm" svg:y2="17.341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4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4'.O42" table:end-x="0.977cm" table:end-y="0.051cm" draw:z-index="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" draw:name="CustomShape 1" draw:style-name="gr29" draw:text-style-name="P3" svg:width="0.263cm" svg:height="0.554cm" svg:x="0.714cm" svg:y="0.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" draw:name="CustomShape 1" draw:style-name="gr29" draw:text-style-name="P3" svg:width="0.263cm" svg:height="0.554cm" svg:x="0.714cm" svg:y="0.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" draw:name="CustomShape 1" draw:style-name="gr44" draw:text-style-name="P3" svg:width="0.263cm" svg:height="0.541cm" svg:x="0.714cm" svg:y="0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" draw:name="CustomShape 1" draw:style-name="gr44" draw:text-style-name="P3" svg:width="0.263cm" svg:height="0.541cm" svg:x="0.714cm" svg:y="0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6" draw:name="CustomShape 1" draw:style-name="gr16" draw:text-style-name="P3" svg:width="0.263cm" svg:height="0.536cm" svg:x="0.714cm" svg:y="0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7" draw:name="CustomShape 1" draw:style-name="gr21" draw:text-style-name="P3" svg:width="0.263cm" svg:height="0.534cm" svg:x="0.714cm" svg:y="0.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1" table:end-x="0.977cm" table:end-y="0.433cm" draw:z-index="8" draw:name="CustomShape 1" draw:style-name="gr45" draw:text-style-name="P3" svg:width="0.263cm" svg:height="0.466cm" svg:x="0.714cm" svg:y="0.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9cm" draw:z-index="9" draw:name="CustomShape 1" draw:style-name="gr7" draw:text-style-name="P3" svg:width="0.263cm" svg:height="0.535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0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1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2" draw:name="CustomShape 1" draw:style-name="gr11" draw:text-style-name="P3" svg:width="0.263cm" svg:height="0.527cm" svg:x="0.714cm" svg:y="0.4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3" draw:name="CustomShape 1" draw:style-name="gr46" draw:text-style-name="P3" svg:width="0.263cm" svg:height="0.519cm" svg:x="0.714cm" svg:y="0.4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4" draw:name="CustomShape 1" draw:style-name="gr46" draw:text-style-name="P3" svg:width="0.263cm" svg:height="0.519cm" svg:x="0.714cm" svg:y="0.4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5" draw:name="CustomShape 1" draw:style-name="gr46" draw:text-style-name="P3" svg:width="0.263cm" svg:height="0.519cm" svg:x="0.714cm" svg:y="0.4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6" draw:name="CustomShape 1" draw:style-name="gr46" draw:text-style-name="P3" svg:width="0.263cm" svg:height="0.519cm" svg:x="0.714cm" svg:y="0.4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7" draw:name="CustomShape 1" draw:style-name="gr27" draw:text-style-name="P3" svg:width="0.263cm" svg:height="0.513cm" svg:x="0.714cm" svg:y="0.4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8" draw:name="CustomShape 1" draw:style-name="gr46" draw:text-style-name="P3" svg:width="0.263cm" svg:height="0.519cm" svg:x="0.714cm" svg:y="0.4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19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0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2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3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4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5" draw:name="CustomShape 1" draw:style-name="gr36" draw:text-style-name="P3" svg:width="0.263cm" svg:height="0.539cm" svg:x="0.714cm" svg:y="0.4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6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1" table:end-x="0.977cm" table:end-y="0.433cm" draw:z-index="27" draw:name="CustomShape 1" draw:style-name="gr38" draw:text-style-name="P3" svg:width="0.263cm" svg:height="0.469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9cm" draw:z-index="28" draw:name="CustomShape 1" draw:style-name="gr39" draw:text-style-name="P3" svg:width="0.263cm" svg:height="0.538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29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0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1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2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3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4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5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6" draw:name="CustomShape 1" draw:style-name="gr42" draw:text-style-name="P3" svg:width="0.263cm" svg:height="0.516cm" svg:x="0.714cm" svg:y="0.43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7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38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1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4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5" draw:name="CustomShape 1" draw:style-name="gr30" draw:text-style-name="P3" svg:width="0.263cm" svg:height="0.547cm" svg:x="0.714cm" svg:y="0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6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7" draw:name="CustomShape 1" draw:style-name="gr35" draw:text-style-name="P3" svg:width="0.263cm" svg:height="0.544cm" svg:x="0.714cm" svg:y="0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8" draw:name="CustomShape 1" draw:style-name="gr36" draw:text-style-name="P3" svg:width="0.263cm" svg:height="0.539cm" svg:x="0.714cm" svg:y="0.4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4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1" table:end-x="0.977cm" table:end-y="0.433cm" draw:z-index="50" draw:name="CustomShape 1" draw:style-name="gr38" draw:text-style-name="P3" svg:width="0.263cm" svg:height="0.469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9cm" draw:z-index="51" draw:name="CustomShape 1" draw:style-name="gr39" draw:text-style-name="P3" svg:width="0.263cm" svg:height="0.538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3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4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5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6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7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8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59" draw:name="CustomShape 1" draw:style-name="gr42" draw:text-style-name="P3" svg:width="0.263cm" svg:height="0.516cm" svg:x="0.714cm" svg:y="0.43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60" draw:name="CustomShape 1" draw:style-name="gr41" draw:text-style-name="P3" svg:width="0.263cm" svg:height="0.522cm" svg:x="0.714cm" svg:y="0.4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4'.O42" table:end-x="0.977cm" table:end-y="0.051cm" draw:z-index="61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4'.$A$1:.$O$62"/>
          <table:named-range table:name="_xlnm.Print_Area" table:base-cell-address="$'Cycle 0'.$A$1" table:cell-range-address="$'Cycle 24'.$A$1:.$O$65" table:range-usable-as="print-range"/>
        </table:named-expressions>
      </table:table>
      <table:table table:name="Cycle 25" table:style-name="ta26" table:print-ranges="'Cycle 25'.A1:'Cycle 25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44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5" draw:name="Line 1" draw:style-name="gr2" draw:text-style-name="P3" svg:x1="16.082cm" svg:y1="18.215cm" svg:x2="16.082cm" svg:y2="17.345cm">
            <text:p/>
          </draw:line>
          <draw:custom-shape draw:z-index="47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8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5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5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7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0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1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1" table:end-x="0.977cm" table:end-y="0.433cm" draw:z-index="13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9cm" draw:z-index="14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5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6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7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19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0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1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2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4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7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29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0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1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1" table:end-x="0.977cm" table:end-y="0.433cm" draw:z-index="32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9cm" draw:z-index="33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5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6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39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1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3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49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0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1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2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4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1" table:end-x="0.977cm" table:end-y="0.433cm" draw:z-index="55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9cm" draw:z-index="56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7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8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5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1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4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5'.O42" table:end-x="0.977cm" table:end-y="0.051cm" draw:z-index="66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C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5'.$A$1:.$O$62"/>
          <table:named-range table:name="_xlnm.Print_Area" table:base-cell-address="$'Cycle 0'.$A$1" table:cell-range-address="$'Cycle 25'.$A$1:.$O$65" table:range-usable-as="print-range"/>
        </table:named-expressions>
      </table:table>
      <table:table table:name="Cycle 26" table:style-name="ta27" table:print-ranges="'Cycle 26'.A1:'Cycle 26'.O65">
        <office:forms form:automatic-focus="false" form:apply-design-mode="false"/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49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0" draw:name="Line 1" draw:style-name="gr2" draw:text-style-name="P3" svg:x1="16.082cm" svg:y1="18.215cm" svg:x2="16.082cm" svg:y2="17.345cm">
            <text:p/>
          </draw:line>
          <draw:custom-shape draw:z-index="52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3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6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6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1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2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4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5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6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17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1" table:end-x="0.977cm" table:end-y="0.433cm" draw:z-index="18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9cm" draw:z-index="19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0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1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2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4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5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6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7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29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2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4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5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6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1" table:end-x="0.977cm" table:end-y="0.433cm" draw:z-index="37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9cm" draw:z-index="38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3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0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1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4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6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48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4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5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6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7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8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59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1" table:end-x="0.977cm" table:end-y="0.433cm" draw:z-index="60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9cm" draw:z-index="61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2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3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6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69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6'.O42" table:end-x="0.977cm" table:end-y="0.051cm" draw:z-index="71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C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6'.$A$1:.$O$62"/>
          <table:named-range table:name="_xlnm.Print_Area" table:base-cell-address="$'Cycle 0'.$A$1" table:cell-range-address="$'Cycle 26'.$A$1:.$O$65" table:range-usable-as="print-range"/>
        </table:named-expressions>
      </table:table>
      <table:table table:name="Cycle 27" table:style-name="ta28" table:print-ranges="'Cycle 27'.A1:'Cycle 27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49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0" draw:name="Line 1" draw:style-name="gr2" draw:text-style-name="P3" svg:x1="16.082cm" svg:y1="18.215cm" svg:x2="16.082cm" svg:y2="17.345cm">
            <text:p/>
          </draw:line>
          <draw:custom-shape draw:z-index="52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3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6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7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1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2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4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5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6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17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1" table:end-x="0.977cm" table:end-y="0.433cm" draw:z-index="18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9cm" draw:z-index="19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0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1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2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4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5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6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7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29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2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4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5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6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1" table:end-x="0.977cm" table:end-y="0.433cm" draw:z-index="37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9cm" draw:z-index="38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3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0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1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4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6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48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4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5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6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7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8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59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1" table:end-x="0.977cm" table:end-y="0.433cm" draw:z-index="60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9cm" draw:z-index="61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2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3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6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69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7'.O42" table:end-x="0.977cm" table:end-y="0.051cm" draw:z-index="71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/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C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000b</text:p>
          </table:table-cell>
          <table:table-cell table:style-name="ce3" office:value-type="string" calcext:value-type="string">
            <text:p>x2A</text:p>
          </table:table-cell>
          <table:table-cell table:style-name="ce3" table:number-columns-repeated="2"/>
          <table:table-cell table:style-name="ce3" office:value-type="string" calcext:value-type="string">
            <text:p>x2B</text:p>
          </table:table-cell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1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7'.$A$1:.$O$62"/>
          <table:named-range table:name="_xlnm.Print_Area" table:base-cell-address="$'Cycle 0'.$A$1" table:cell-range-address="$'Cycle 27'.$A$1:.$O$65" table:range-usable-as="print-range"/>
        </table:named-expressions>
      </table:table>
      <table:table table:name="Cycle 28" table:style-name="ta29" table:print-ranges="'Cycle 28'.A1:'Cycle 28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49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0" draw:name="Line 1" draw:style-name="gr2" draw:text-style-name="P3" svg:x1="16.082cm" svg:y1="18.215cm" svg:x2="16.082cm" svg:y2="17.345cm">
            <text:p/>
          </draw:line>
          <draw:custom-shape draw:z-index="52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3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8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8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1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2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4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5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6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17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1" table:end-x="0.977cm" table:end-y="0.433cm" draw:z-index="18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9cm" draw:z-index="19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0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1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2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4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5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6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7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29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0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2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3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4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5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6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1" table:end-x="0.977cm" table:end-y="0.433cm" draw:z-index="37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9cm" draw:z-index="38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3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0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1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4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6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48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1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4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5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6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7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8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59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1" table:end-x="0.977cm" table:end-y="0.433cm" draw:z-index="60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9cm" draw:z-index="61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2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3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6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69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8'.O42" table:end-x="0.977cm" table:end-y="0.051cm" draw:z-index="71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 office:value-type="string" calcext:value-type="string">
            <text:p>x2A</text:p>
          </table:table-cell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8'.$A$1:.$O$62"/>
          <table:named-range table:name="_xlnm.Print_Area" table:base-cell-address="$'Cycle 0'.$A$1" table:cell-range-address="$'Cycle 28'.$A$1:.$O$65" table:range-usable-as="print-range"/>
        </table:named-expressions>
      </table:table>
      <table:table table:name="Cycle 29" table:style-name="ta30" table:print-ranges="'Cycle 29'.A1:'Cycle 29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10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2" draw:text-style-name="P3" svg:x1="16.082cm" svg:y1="18.211cm" svg:x2="16.082cm" svg:y2="17.341cm">
            <text:p/>
          </draw:line>
          <draw:custom-shape draw:z-index="13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4" draw:name="Line 1" draw:style-name="gr2" draw:text-style-name="P3" svg:x1="31.712cm" svg:y1="19.561cm" svg:x2="31.712cm" svg:y2="18.692cm">
            <text:p/>
          </draw:line>
          <draw:custom-shape draw:z-index="54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5" draw:name="Line 1" draw:style-name="gr2" draw:text-style-name="P3" svg:x1="16.082cm" svg:y1="18.215cm" svg:x2="16.082cm" svg:y2="17.345cm">
            <text:p/>
          </draw:line>
          <draw:custom-shape draw:z-index="57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8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29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29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6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7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1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0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1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1" table:end-x="0.977cm" table:end-y="0.433cm" draw:z-index="23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9cm" draw:z-index="24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5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6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7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29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0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1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2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4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7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39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0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1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1" table:end-x="0.977cm" table:end-y="0.433cm" draw:z-index="42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9cm" draw:z-index="43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5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6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49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1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3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59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0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1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2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4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1" table:end-x="0.977cm" table:end-y="0.433cm" draw:z-index="65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9cm" draw:z-index="66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7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8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6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1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4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29'.O42" table:end-x="0.977cm" table:end-y="0.051cm" draw:z-index="76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 office:value-type="string" calcext:value-type="string">
            <text:p>x2A</text:p>
          </table:table-cell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F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29'.$A$1:.$O$62"/>
          <table:named-range table:name="_xlnm.Print_Area" table:base-cell-address="$'Cycle 0'.$A$1" table:cell-range-address="$'Cycle 29'.$A$1:.$O$65" table:range-usable-as="print-range"/>
        </table:named-expressions>
      </table:table>
      <table:table table:name="Cycle 30" table:style-name="ta31" table:print-ranges="'Cycle 30'.A1:'Cycle 30'.O65">
        <office:forms form:automatic-focus="false" form:apply-design-mode="false"/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10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2" draw:text-style-name="P3" svg:x1="16.082cm" svg:y1="18.211cm" svg:x2="16.082cm" svg:y2="17.341cm">
            <text:p/>
          </draw:line>
          <draw:custom-shape draw:z-index="13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4" draw:name="Line 1" draw:style-name="gr2" draw:text-style-name="P3" svg:x1="31.712cm" svg:y1="19.561cm" svg:x2="31.712cm" svg:y2="18.692cm">
            <text:p/>
          </draw:line>
          <draw:custom-shape draw:z-index="54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5" draw:name="Line 1" draw:style-name="gr2" draw:text-style-name="P3" svg:x1="16.082cm" svg:y1="18.215cm" svg:x2="16.082cm" svg:y2="17.345cm">
            <text:p/>
          </draw:line>
          <draw:custom-shape draw:z-index="57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8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0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0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6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7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1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0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1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1" table:end-x="0.977cm" table:end-y="0.433cm" draw:z-index="23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9cm" draw:z-index="24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5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6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7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29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0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1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2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4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7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39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0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1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1" table:end-x="0.977cm" table:end-y="0.433cm" draw:z-index="42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9cm" draw:z-index="43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5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6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49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1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3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59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0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1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2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4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1" table:end-x="0.977cm" table:end-y="0.433cm" draw:z-index="65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9cm" draw:z-index="66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7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8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6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1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4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0'.O42" table:end-x="0.977cm" table:end-y="0.051cm" draw:z-index="76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 office:value-type="string" calcext:value-type="string">
            <text:p>x2A</text:p>
          </table:table-cell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F</text:p>
          </table:table-cell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office:value-type="string" calcext:value-type="string">
            <text:p>x13</text:p>
          </table:table-cell>
          <table:table-cell table:style-name="ce9" office:value-type="string" calcext:value-type="string">
            <text:p>000b</text:p>
          </table:table-cell>
          <table:table-cell table:style-name="ce9" office:value-type="string" calcext:value-type="string">
            <text:p>x2B</text:p>
          </table:table-cell>
          <table:table-cell table:style-name="ce9" office:value-type="string" calcext:value-type="string">
            <text:p>(store)</text:p>
          </table:table-cell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0'.$A$1:.$O$62"/>
          <table:named-range table:name="_xlnm.Print_Area" table:base-cell-address="$'Cycle 0'.$A$1" table:cell-range-address="$'Cycle 30'.$A$1:.$O$65" table:range-usable-as="print-range"/>
        </table:named-expressions>
      </table:table>
      <table:table table:name="Cycle 31" table:style-name="ta32" table:print-ranges="'Cycle 31'.A1:'Cycle 31'.O65">
        <office:forms form:automatic-focus="false" form:apply-design-mode="false"/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  <draw:custom-shape draw:z-index="5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6" draw:name="Line 1" draw:style-name="gr2" draw:text-style-name="P3" svg:x1="16.082cm" svg:y1="18.211cm" svg:x2="16.082cm" svg:y2="17.341cm">
            <text:p/>
          </draw:line>
          <draw:custom-shape draw:z-index="8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9" draw:name="Line 1" draw:style-name="gr2" draw:text-style-name="P3" svg:x1="31.712cm" svg:y1="19.561cm" svg:x2="31.712cm" svg:y2="18.692cm">
            <text:p/>
          </draw:line>
          <draw:custom-shape draw:z-index="10" draw:name="CustomShape 1" draw:style-name="gr23" draw:text-style-name="P4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2" draw:text-style-name="P3" svg:x1="16.082cm" svg:y1="18.211cm" svg:x2="16.082cm" svg:y2="17.341cm">
            <text:p/>
          </draw:line>
          <draw:custom-shape draw:z-index="13" draw:name="CustomShape 1" draw:style-name="gr28" draw:text-style-name="P4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4" draw:name="Line 1" draw:style-name="gr2" draw:text-style-name="P3" svg:x1="31.712cm" svg:y1="19.561cm" svg:x2="31.712cm" svg:y2="18.692cm">
            <text:p/>
          </draw:line>
          <draw:custom-shape draw:z-index="54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5" draw:name="Line 1" draw:style-name="gr2" draw:text-style-name="P3" svg:x1="16.082cm" svg:y1="18.215cm" svg:x2="16.082cm" svg:y2="17.345cm">
            <text:p/>
          </draw:line>
          <draw:custom-shape draw:z-index="57" draw:name="CustomShape 1" draw:style-name="gr23" draw:text-style-name="P4" svg:width="2.818cm" svg:height="0.555cm" svg:x="14.735cm" svg:y="18.207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8" draw:name="Line 1" draw:style-name="gr2" draw:text-style-name="P3" svg:x1="16.082cm" svg:y1="18.215cm" svg:x2="16.082cm" svg:y2="17.345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1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3" table:style-name="ce3" office:value-type="string" calcext:value-type="string">
            <text:p>x0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0</text:p>
          </table:table-cell>
          <table:table-cell table:style-name="ce3" office:value-type="string" calcext:value-type="string">
            <text:p>x2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number-columns-repeated="2"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1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number-columns-repeated="2"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x0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3</text:p>
          </table:table-cell>
          <table:table-cell table:style-name="ce3" office:value-type="string" calcext:value-type="string">
            <text:p>x2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4</text:p>
          </table:table-cell>
          <table:table-cell table:style-name="ce3" office:value-type="string" calcext:value-type="string">
            <text:p>x26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style-name="ce3" office:value-type="string" calcext:value-type="string">
            <text:p>x05</text:p>
          </table:table-cell>
          <table:table-cell table:style-name="ce3" office:value-type="string" calcext:value-type="string">
            <text:p>x27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>
            <text:p>x09</text:p>
          </table:table-cell>
          <table:table-cell table:style-name="ce3" office:value-type="string" calcext:value-type="string">
            <text:p>x2B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9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number-columns-repeated="2" table:style-name="ce3" office:value-type="string" calcext:value-type="string">
            <text:p>x0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number-columns-repeated="2"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A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number-columns-repeated="2" table:style-name="ce3" office:value-type="string" calcext:value-type="string">
            <text:p>x0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04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number-columns-repeated="2" table:style-name="ce3" office:value-type="string" calcext:value-type="string">
            <text:p>x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00</text:p>
          </table:table-cell>
          <table:table-cell table:style-name="ce13" office:value-type="string" calcext:value-type="string">
            <text:p>x04</text:p>
          </table:table-cell>
          <table:table-cell table:style-name="ce13" office:value-type="string" calcext:value-type="string">
            <text:p>x09</text:p>
          </table:table-cell>
          <table:table-cell table:style-name="ce12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01</text:p>
          </table:table-cell>
          <table:table-cell table:style-name="ce13" office:value-type="string" calcext:value-type="string">
            <text:p>x05</text:p>
          </table:table-cell>
          <table:table-cell table:style-name="ce13" office:value-type="string" calcext:value-type="string">
            <text:p>x27</text:p>
          </table:table-cell>
          <table:table-cell table:style-name="ce12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1'.O42" table:end-x="0.977cm" table:end-y="0.051cm" draw:z-index="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2" draw:name="CustomShape 1" draw:style-name="gr4" draw:text-style-name="P3" svg:width="0.263cm" svg:height="0.557cm" svg:x="0.7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6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7" draw:name="CustomShape 1" draw:style-name="gr14" draw:text-style-name="P3" svg:width="0.263cm" svg:height="0.55cm" svg:x="0.7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19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0" draw:name="CustomShape 1" draw:style-name="gr37" draw:text-style-name="P3" svg:width="0.263cm" svg:height="0.537cm" svg:x="0.714cm" svg:y="0.4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1" draw:name="CustomShape 1" draw:style-name="gr32" draw:text-style-name="P3" svg:width="0.263cm" svg:height="0.532cm" svg:x="0.714cm" svg:y="0.4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2" draw:name="CustomShape 1" draw:style-name="gr40" draw:text-style-name="P3" svg:width="0.263cm" svg:height="0.53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1" table:end-x="0.977cm" table:end-y="0.433cm" draw:z-index="23" draw:name="CustomShape 1" draw:style-name="gr48" draw:text-style-name="P3" svg:width="0.263cm" svg:height="0.462cm" svg:x="0.7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9cm" draw:z-index="24" draw:name="CustomShape 1" draw:style-name="gr49" draw:text-style-name="P3" svg:width="0.263cm" svg:height="0.531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5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6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7" draw:name="CustomShape 1" draw:style-name="gr50" draw:text-style-name="P3" svg:width="0.263cm" svg:height="0.523cm" svg:x="0.714cm" svg:y="0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8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29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0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1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2" draw:name="CustomShape 1" draw:style-name="gr52" draw:text-style-name="P3" svg:width="0.263cm" svg:height="0.509cm" svg:x="0.714cm" svg:y="0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3" draw:name="CustomShape 1" draw:style-name="gr51" draw:text-style-name="P3" svg:width="0.263cm" svg:height="0.515cm" svg:x="0.714cm" svg:y="0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4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5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7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8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39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0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1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1" table:end-x="0.977cm" table:end-y="0.433cm" draw:z-index="42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9cm" draw:z-index="43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4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5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6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7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8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49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1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3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6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59" draw:name="CustomShape 1" draw:style-name="gr47" draw:text-style-name="P3" svg:width="0.263cm" svg:height="0.553cm" svg:x="0.714cm" svg:y="0.4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0" draw:name="CustomShape 1" draw:style-name="gr10" draw:text-style-name="P3" svg:width="0.263cm" svg:height="0.543cm" svg:x="0.714cm" svg:y="0.4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1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2" draw:name="CustomShape 1" draw:style-name="gr20" draw:text-style-name="P3" svg:width="0.263cm" svg:height="0.54cm" svg:x="0.714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3" draw:name="CustomShape 1" draw:style-name="gr7" draw:text-style-name="P3" svg:width="0.263cm" svg:height="0.535cm" svg:x="0.714cm" svg:y="0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4" draw:name="CustomShape 1" draw:style-name="gr53" draw:text-style-name="P3" svg:width="0.263cm" svg:height="0.533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1" table:end-x="0.977cm" table:end-y="0.433cm" draw:z-index="65" draw:name="CustomShape 1" draw:style-name="gr54" draw:text-style-name="P3" svg:width="0.263cm" svg:height="0.465cm" svg:x="0.714cm" svg:y="0.4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9cm" draw:z-index="66" draw:name="CustomShape 1" draw:style-name="gr21" draw:text-style-name="P3" svg:width="0.263cm" svg:height="0.534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7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8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69" draw:name="CustomShape 1" draw:style-name="gr33" draw:text-style-name="P3" svg:width="0.263cm" svg:height="0.526cm" svg:x="0.714cm" svg:y="0.4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0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1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2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3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4" draw:name="CustomShape 1" draw:style-name="gr55" draw:text-style-name="P3" svg:width="0.263cm" svg:height="0.512cm" svg:x="0.714cm" svg:y="0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5" draw:name="CustomShape 1" draw:style-name="gr22" draw:text-style-name="P3" svg:width="0.263cm" svg:height="0.518cm" svg:x="0.714cm" svg:y="0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ycle 31'.O42" table:end-x="0.977cm" table:end-y="0.051cm" draw:z-index="76" draw:name="CustomShape 1" draw:style-name="gr43" draw:text-style-name="P3" svg:width="0.263cm" svg:height="0.502cm" svg:x="0.714cm" svg:y="0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02</text:p>
          </table:table-cell>
          <table:table-cell table:style-name="ce13" office:value-type="string" calcext:value-type="string">
            <text:p>x24</text:p>
          </table:table-cell>
          <table:table-cell table:style-name="ce13" office:value-type="string" calcext:value-type="string">
            <text:p>x28</text:p>
          </table:table-cell>
          <table:table-cell table:style-name="ce12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03</text:p>
          </table:table-cell>
          <table:table-cell table:style-name="ce13" office:value-type="string" calcext:value-type="string">
            <text:p>x25</text:p>
          </table:table-cell>
          <table:table-cell table:style-name="ce13" office:value-type="string" calcext:value-type="string">
            <text:p>x2A</text:p>
          </table:table-cell>
          <table:table-cell table:style-name="ce12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1'.$A$1:.$O$62"/>
          <table:named-range table:name="_xlnm.Print_Area" table:base-cell-address="$'Cycle 0'.$A$1" table:cell-range-address="$'Cycle 31'.$A$1:.$O$65" table:range-usable-as="print-range"/>
        </table:named-expressions>
      </table:table>
      <table:table table:name="Cycle 32" table:style-name="ta33" table:print-ranges="'Cycle 32'.A1:'Cycle 32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2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2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2'.$A$1:.$O$62"/>
          <table:named-range table:name="_xlnm.Print_Area" table:base-cell-address="$'Cycle 0'.$A$1" table:cell-range-address="$'Cycle 32'.$A$1:.$O$65" table:range-usable-as="print-range"/>
        </table:named-expressions>
      </table:table>
      <table:table table:name="Cycle 33" table:style-name="ta34" table:print-ranges="'Cycle 33'.A1:'Cycle 33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3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3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3'.$A$1:.$O$62"/>
          <table:named-range table:name="_xlnm.Print_Area" table:base-cell-address="$'Cycle 0'.$A$1" table:cell-range-address="$'Cycle 33'.$A$1:.$O$65" table:range-usable-as="print-range"/>
        </table:named-expressions>
      </table:table>
      <table:table table:name="Cycle 34" table:style-name="ta35" table:print-ranges="'Cycle 34'.A1:'Cycle 34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4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4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4'.$A$1:.$O$62"/>
          <table:named-range table:name="_xlnm.Print_Area" table:base-cell-address="$'Cycle 0'.$A$1" table:cell-range-address="$'Cycle 34'.$A$1:.$O$65" table:range-usable-as="print-range"/>
        </table:named-expressions>
      </table:table>
      <table:table table:name="Cycle 35" table:style-name="ta36" table:print-ranges="'Cycle 35'.A1:'Cycle 35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5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5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5'.$A$1:.$O$62"/>
          <table:named-range table:name="_xlnm.Print_Area" table:base-cell-address="$'Cycle 0'.$A$1" table:cell-range-address="$'Cycle 35'.$A$1:.$O$65" table:range-usable-as="print-range"/>
        </table:named-expressions>
      </table:table>
      <table:table table:name="Cycle 36" table:style-name="ta37" table:print-ranges="'Cycle 36'.A1:'Cycle 36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6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6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6'.$A$1:.$O$62"/>
          <table:named-range table:name="_xlnm.Print_Area" table:base-cell-address="$'Cycle 0'.$A$1" table:cell-range-address="$'Cycle 36'.$A$1:.$O$65" table:range-usable-as="print-range"/>
        </table:named-expressions>
      </table:table>
      <table:table table:name="Cycle 37" table:style-name="ta38" table:print-ranges="'Cycle 37'.A1:'Cycle 37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7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7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7'.$A$1:.$O$62"/>
          <table:named-range table:name="_xlnm.Print_Area" table:base-cell-address="$'Cycle 0'.$A$1" table:cell-range-address="$'Cycle 37'.$A$1:.$O$65" table:range-usable-as="print-range"/>
        </table:named-expressions>
      </table:table>
      <table:table table:name="Cycle 38" table:style-name="ta39" table:print-ranges="'Cycle 38'.A1:'Cycle 38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8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8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8'.$A$1:.$O$62"/>
          <table:named-range table:name="_xlnm.Print_Area" table:base-cell-address="$'Cycle 0'.$A$1" table:cell-range-address="$'Cycle 38'.$A$1:.$O$65" table:range-usable-as="print-range"/>
        </table:named-expressions>
      </table:table>
      <table:table table:name="Cycle 39" table:style-name="ta40" table:print-ranges="'Cycle 39'.A1:'Cycle 39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39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39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39'.$A$1:.$O$62"/>
          <table:named-range table:name="_xlnm.Print_Area" table:base-cell-address="$'Cycle 0'.$A$1" table:cell-range-address="$'Cycle 39'.$A$1:.$O$65" table:range-usable-as="print-range"/>
        </table:named-expressions>
      </table:table>
      <table:table table:name="Cycle 40" table:style-name="ta41" table:print-ranges="'Cycle 40'.A1:'Cycle 40'.O65">
        <table:shapes>
          <draw:custom-shape draw:z-index="0" draw:name="CustomShape 1" draw:style-name="gr1" draw:text-style-name="P2" svg:width="2.818cm" svg:height="0.555cm" svg:x="14.735cm" svg:y="18.203cm">
            <text:p text:style-name="P1"><text:span text:style-name="T1">FIFO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" draw:name="Line 1" draw:style-name="gr2" draw:text-style-name="P3" svg:x1="16.082cm" svg:y1="18.211cm" svg:x2="16.082cm" svg:y2="17.341cm">
            <text:p/>
          </draw:line>
          <draw:custom-shape draw:z-index="3" draw:name="CustomShape 1" draw:style-name="gr1" draw:text-style-name="P2" svg:width="2.819cm" svg:height="0.554cm" svg:x="30.364cm" svg:y="19.553cm">
            <text:p text:style-name="P1"><text:span text:style-name="T1">FIFO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" draw:name="Line 1" draw:style-name="gr2" draw:text-style-name="P3" svg:x1="31.712cm" svg:y1="19.561cm" svg:x2="31.712cm" svg:y2="18.692cm">
            <text:p/>
          </draw:lin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End of Cycle #40</text:p>
          </table:table-cell>
          <table:covered-table-cell table:number-columns-repeated="13" table:style-name="ce1"/>
          <table:table-cell table:number-columns-repeated="50"/>
        </table:table-row>
        <table:table-row table:style-name="ro2">
          <table:table-cell table:style-name="ce9"/>
          <table:table-cell table:number-columns-repeated="6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1</text:p>
          </table:table-cell>
          <table:covered-table-cell table:number-columns-repeated="2" table:style-name="ce3"/>
          <table:table-cell table:style-name="ce4"/>
          <table:table-cell table:style-name="ce3" office:value-type="string" calcext:value-type="string" table:number-columns-spanned="2" table:number-rows-spanned="1">
            <text:p>FP Register Map Table</text:p>
          </table:table-cell>
          <table:covered-table-cell table:style-name="ce3"/>
          <table:table-cell/>
          <table:table-cell table:style-name="ce3" office:value-type="string" calcext:value-type="string" table:number-columns-spanned="4" table:number-rows-spanned="1">
            <text:p>Busy Bit Table</text:p>
          </table:table-cell>
          <table:covered-table-cell table:number-columns-repeated="3" table:style-name="ce3"/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Map</text:p>
          </table:table-cell>
          <table:table-cell/>
          <table:table-cell table:style-name="ce3" office:value-type="string" calcext:value-type="string">
            <text:p>x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0</text:p>
          </table:table-cell>
          <table:table-cell/>
          <table:table-cell table:style-name="ce3" office:value-type="string" calcext:value-type="string">
            <text:p>x0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1</text:p>
          </table:table-cell>
          <table:table-cell/>
          <table:table-cell table:style-name="ce3" office:value-type="string" calcext:value-type="string">
            <text:p>x0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2</text:p>
          </table:table-cell>
          <table:table-cell/>
          <table:table-cell table:style-name="ce3" office:value-type="string" calcext:value-type="string">
            <text:p>x0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3</text:p>
          </table:table-cell>
          <table:table-cell/>
          <table:table-cell table:style-name="ce3" office:value-type="string" calcext:value-type="string">
            <text:p>x0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4</text:p>
          </table:table-cell>
          <table:table-cell/>
          <table:table-cell table:style-name="ce3" office:value-type="string" calcext:value-type="string">
            <text:p>x0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5</text:p>
          </table:table-cell>
          <table:table-cell/>
          <table:table-cell table:style-name="ce3" office:value-type="string" calcext:value-type="string">
            <text:p>x0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6</text:p>
          </table:table-cell>
          <table:table-cell/>
          <table:table-cell table:style-name="ce3" office:value-type="string" calcext:value-type="string">
            <text:p>x0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7</text:p>
          </table:table-cell>
          <table:table-cell/>
          <table:table-cell table:style-name="ce3" office:value-type="string" calcext:value-type="string">
            <text:p>x0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08</text:p>
          </table:table-cell>
          <table:table-cell/>
          <table:table-cell table:style-name="ce3" office:value-type="string" calcext:value-type="string">
            <text:p>x0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2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09</text:p>
          </table:table-cell>
          <table:table-cell/>
          <table:table-cell table:style-name="ce3" office:value-type="string" calcext:value-type="string">
            <text:p>x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0A</text:p>
          </table:table-cell>
          <table:table-cell/>
          <table:table-cell table:style-name="ce3" office:value-type="string" calcext:value-type="string">
            <text:p>x0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8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B</text:p>
          </table:table-cell>
          <table:table-cell/>
          <table:table-cell table:style-name="ce3" office:value-type="string" calcext:value-type="string">
            <text:p>x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9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C</text:p>
          </table:table-cell>
          <table:table-cell/>
          <table:table-cell table:style-name="ce3" office:value-type="string" calcext:value-type="string">
            <text:p>x0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A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D</text:p>
          </table:table-cell>
          <table:table-cell/>
          <table:table-cell table:style-name="ce3" office:value-type="string" calcext:value-type="string">
            <text:p>x0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B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E</text:p>
          </table:table-cell>
          <table:table-cell/>
          <table:table-cell table:style-name="ce3" office:value-type="string" calcext:value-type="string">
            <text:p>x0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2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C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0F</text:p>
          </table:table-cell>
          <table:table-cell/>
          <table:table-cell table:style-name="ce3" office:value-type="string" calcext:value-type="string">
            <text:p>x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D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0</text:p>
          </table:table-cell>
          <table:table-cell/>
          <table:table-cell table:style-name="ce3" office:value-type="string" calcext:value-type="string">
            <text:p>x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E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1</text:p>
          </table:table-cell>
          <table:table-cell/>
          <table:table-cell table:style-name="ce3" office:value-type="string" calcext:value-type="string">
            <text:p>x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0F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2</text:p>
          </table:table-cell>
          <table:table-cell/>
          <table:table-cell table:style-name="ce3" office:value-type="string" calcext:value-type="string">
            <text:p>x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4" table:number-columns-repeated="5"/>
          <table:table-cell table:number-columns-repeated="2" table:style-name="ce3" office:value-type="string" calcext:value-type="string">
            <text:p>x13</text:p>
          </table:table-cell>
          <table:table-cell/>
          <table:table-cell table:style-name="ce3" office:value-type="string" calcext:value-type="string">
            <text:p>x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3</text:p>
          </table:table-cell>
          <table:covered-table-cell table:number-columns-repeated="2" table:style-name="ce3"/>
          <table:table-cell table:style-name="ce4"/>
          <table:table-cell table:number-columns-repeated="2" table:style-name="ce3" office:value-type="string" calcext:value-type="string">
            <text:p>x14</text:p>
          </table:table-cell>
          <table:table-cell/>
          <table:table-cell table:style-name="ce3" office:value-type="string" calcext:value-type="string">
            <text:p>x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style-name="ce4"/>
          <table:table-cell table:number-columns-repeated="2" table:style-name="ce3" office:value-type="string" calcext:value-type="string">
            <text:p>x15</text:p>
          </table:table-cell>
          <table:table-cell/>
          <table:table-cell table:style-name="ce3" office:value-type="string" calcext:value-type="string">
            <text:p>x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0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6</text:p>
          </table:table-cell>
          <table:table-cell/>
          <table:table-cell table:style-name="ce3" office:value-type="string" calcext:value-type="string">
            <text:p>x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1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7</text:p>
          </table:table-cell>
          <table:table-cell/>
          <table:table-cell table:style-name="ce3" office:value-type="string" calcext:value-type="string">
            <text:p>x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2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8</text:p>
          </table:table-cell>
          <table:table-cell/>
          <table:table-cell table:style-name="ce3" office:value-type="string" calcext:value-type="string">
            <text:p>x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3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9</text:p>
          </table:table-cell>
          <table:table-cell/>
          <table:table-cell table:style-name="ce3" office:value-type="string" calcext:value-type="string">
            <text:p>x1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4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A</text:p>
          </table:table-cell>
          <table:table-cell/>
          <table:table-cell table:style-name="ce3" office:value-type="string" calcext:value-type="string">
            <text:p>x1B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5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B</text:p>
          </table:table-cell>
          <table:table-cell/>
          <table:table-cell table:style-name="ce3" office:value-type="string" calcext:value-type="string">
            <text:p>x1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6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C</text:p>
          </table:table-cell>
          <table:table-cell/>
          <table:table-cell table:style-name="ce3" office:value-type="string" calcext:value-type="string">
            <text:p>x1D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x17</text:p>
          </table:table-cell>
          <table:table-cell table:style-name="ce3" table:number-columns-repeated="3"/>
          <table:table-cell table:style-name="ce4"/>
          <table:table-cell table:number-columns-repeated="2" table:style-name="ce3" office:value-type="string" calcext:value-type="string">
            <text:p>x1D</text:p>
          </table:table-cell>
          <table:table-cell/>
          <table:table-cell table:style-name="ce3" office:value-type="string" calcext:value-type="string">
            <text:p>x1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4"/>
          <table:table-cell table:number-columns-repeated="2" table:style-name="ce3" office:value-type="string" calcext:value-type="string">
            <text:p>x1E</text:p>
          </table:table-cell>
          <table:table-cell/>
          <table:table-cell table:style-name="ce3" office:value-type="string" calcext:value-type="string">
            <text:p>x1F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x3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ctive List 4</text:p>
          </table:table-cell>
          <table:covered-table-cell table:number-columns-repeated="2" table:style-name="ce3"/>
          <table:table-cell/>
          <table:table-cell table:number-columns-repeated="2" table:style-name="ce3" office:value-type="string" calcext:value-type="string">
            <text:p>x1F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Old Dest</text:p>
          </table:table-cell>
          <table:table-cell table:style-name="ce3" office:value-type="string" calcext:value-type="string">
            <text:p>Log Dest</text:p>
          </table:table-cell>
          <table:table-cell table:style-name="ce3" office:value-type="string" calcext:value-type="string">
            <text:p>Don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x18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 table:number-columns-spanned="9" table:number-rows-spanned="1">
            <text:p>Free List</text:p>
          </table:table-cell>
          <table:covered-table-cell table:number-columns-repeated="8" table:style-name="ce3"/>
          <table:table-cell table:number-columns-repeated="49"/>
        </table:table-row>
        <table:table-row table:style-name="ro2">
          <table:table-cell table:style-name="ce3" office:value-type="string" calcext:value-type="string">
            <text:p>x19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1</text:p>
          </table:table-cell>
          <table:table-cell table:style-name="ce3" office:value-type="string" calcext:value-type="string">
            <text:p>x20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28</text:p>
          </table:table-cell>
          <table:table-cell table:style-name="ce3" office:value-type="string" calcext:value-type="string">
            <text:p>x2C</text:p>
          </table:table-cell>
          <table:table-cell table:style-name="ce3" office:value-type="string" calcext:value-type="string">
            <text:p>x30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string" calcext:value-type="string">
            <text:p>x3C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A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2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29</text:p>
          </table:table-cell>
          <table:table-cell table:style-name="ce3" office:value-type="string" calcext:value-type="string">
            <text:p>x2D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39</text:p>
          </table:table-cell>
          <table:table-cell table:style-name="ce3" office:value-type="string" calcext:value-type="string">
            <text:p>x3D</text:p>
            <draw:custom-shape table:end-cell-address="'Cycle 40'.O42" table:end-x="0.977cm" table:end-y="0.051cm" draw:z-index="2" draw:name="CustomShape 1" draw:style-name="gr3" draw:text-style-name="P3" svg:width="0.263cm" svg:height="0.552cm" svg:x="0.714cm" svg:y="0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B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3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2A</text:p>
          </table:table-cell>
          <table:table-cell table:style-name="ce3" office:value-type="string" calcext:value-type="string">
            <text:p>x2E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36</text:p>
          </table:table-cell>
          <table:table-cell table:style-name="ce3" office:value-type="string" calcext:value-type="string">
            <text:p>x3A</text:p>
          </table:table-cell>
          <table:table-cell table:style-name="ce3" office:value-type="string" calcext:value-type="string">
            <text:p>x3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C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FIFO4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27</text:p>
          </table:table-cell>
          <table:table-cell table:style-name="ce3" office:value-type="string" calcext:value-type="string">
            <text:p>x2B</text:p>
          </table:table-cell>
          <table:table-cell table:style-name="ce3" office:value-type="string" calcext:value-type="string">
            <text:p>x2F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37</text:p>
          </table:table-cell>
          <table:table-cell table:style-name="ce3" office:value-type="string" calcext:value-type="string">
            <text:p>x3B</text:p>
          </table:table-cell>
          <table:table-cell table:style-name="ce3" office:value-type="string" calcext:value-type="string">
            <text:p>x3F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x1D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E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3" office:value-type="string" calcext:value-type="string">
            <text:p>x1F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57"/>
        </table:table-row>
        <table:table-row table:style-name="ro3">
          <table:table-cell table:number-columns-repeated="7"/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Stage 1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string" calcext:value-type="string">
            <text:p>Stage 7</text:p>
          </table:table-cell>
          <table:table-cell table:number-columns-repeated="49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1" table:number-rows-spanned="5">
            <text:p>Instructions Positions</text:p>
          </table:table-cell>
          <table:table-cell table:style-name="ce6" office:value-type="string" calcext:value-type="string" table:number-columns-spanned="1" table:number-rows-spanned="5">
            <text:p>1 2 3 4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49"/>
        </table:table-row>
        <table:table-row table:style-name="ro2">
          <table:table-cell table:style-name="ce3" office:value-type="string" calcext:value-type="string" table:number-columns-spanned="6" table:number-rows-spanned="1">
            <text:p>FP Queue</text:p>
          </table:table-cell>
          <table:covered-table-cell table:number-columns-repeated="5" table:style-name="ce3"/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Dest</text:p>
          </table:table-cell>
          <table:table-cell/>
          <table:covered-table-cell table:number-columns-repeated="8" table:style-name="ce6"/>
          <table:table-cell table:number-columns-repeated="49"/>
        </table:table-row>
        <table:table-row table:style-name="ro2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3">
          <table:table-cell table:style-name="ce3" table:number-columns-repeated="6"/>
          <table:table-cell/>
          <table:covered-table-cell table:number-columns-repeated="8" table:style-name="ce6"/>
          <table:table-cell table:number-columns-repeated="49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 table:number-columns-spanned="4" table:number-rows-spanned="1">
            <text:p>Address Queue</text:p>
          </table:table-cell>
          <table:covered-table-cell table:number-columns-repeated="3" table:style-name="ce3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Dest</text:p>
          </table:table-cell>
          <table:table-cell table:number-columns-repeated="53"/>
        </table:table-row>
        <table:table-row table:style-name="ro2" table:number-rows-repeated="3">
          <table:table-cell table:style-name="ce3" table:number-columns-repeated="6"/>
          <table:table-cell/>
          <table:table-cell table:style-name="ce7" table:number-columns-repeated="4"/>
          <table:table-cell table:number-columns-repeated="53"/>
        </table:table-row>
        <table:table-row table:style-name="ro2">
          <table:table-cell table:style-name="ce3" table:number-columns-repeated="6"/>
          <table:table-cell/>
          <table:table-cell table:style-name="ce8" table:number-columns-repeated="4"/>
          <table:table-cell table:number-columns-repeated="53"/>
        </table:table-row>
        <table:table-row table:style-name="ro2" table:number-rows-repeated="4">
          <table:table-cell table:style-name="ce3" table:number-columns-repeated="6"/>
          <table:table-cell/>
          <table:table-cell table:style-name="ce9" table:number-columns-repeated="4"/>
          <table:table-cell table:number-columns-repeated="53"/>
        </table:table-row>
        <table:table-row table:style-name="ro2" table:number-rows-repeated="2">
          <table:table-cell table:style-name="ce3" table:number-columns-repeated="6"/>
          <table:table-cell table:number-columns-repeated="58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Excel_BuiltIn_Print_Area" table:base-cell-address="$'Cycle 0'.$A$1" table:cell-range-address="$'Cycle 40'.$A$1:.$O$62"/>
          <table:named-range table:name="_xlnm.Print_Area" table:base-cell-address="$'Cycle 0'.$A$1" table:cell-range-address="$'Cycle 40'.$A$1:.$O$6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3:04:18.997314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ycle_20_1" style:display-name="PageStyle_Cyc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0" style:display-name="PageStyle_Cycle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6" style:display-name="PageStyle_Cyc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7" style:display-name="PageStyle_Cyc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" style:display-name="PageStyle_Cyc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8" style:display-name="PageStyle_Cyc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9" style:display-name="PageStyle_Cycl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0" style:display-name="PageStyle_Cycl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1" style:display-name="PageStyle_Cycl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2" style:display-name="PageStyle_Cycl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3" style:display-name="PageStyle_Cycl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4" style:display-name="PageStyle_Cycl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5" style:display-name="PageStyle_Cycl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6" style:display-name="PageStyle_Cycl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7" style:display-name="PageStyle_Cycl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8" style:display-name="PageStyle_Cycl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19" style:display-name="PageStyle_Cycle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0" style:display-name="PageStyle_Cycle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1" style:display-name="PageStyle_Cycle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2" style:display-name="PageStyle_Cycle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3" style:display-name="PageStyle_Cycle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4" style:display-name="PageStyle_Cycle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5" style:display-name="PageStyle_Cycle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6" style:display-name="PageStyle_Cycle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7" style:display-name="PageStyle_Cycle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8" style:display-name="PageStyle_Cycle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9" style:display-name="PageStyle_Cycle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0" style:display-name="PageStyle_Cycle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1" style:display-name="PageStyle_Cycle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2" style:display-name="PageStyle_Cycle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3" style:display-name="PageStyle_Cycle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4" style:display-name="PageStyle_Cycle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5" style:display-name="PageStyle_Cycle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6" style:display-name="PageStyle_Cycle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4" style:display-name="PageStyle_Cyc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7" style:display-name="PageStyle_Cycle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5" style:display-name="PageStyle_Cyc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8" style:display-name="PageStyle_Cycle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2" style:display-name="PageStyle_Cyc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39" style:display-name="PageStyle_Cycle 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_20_40" style:display-name="PageStyle_Cycle 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05T10:17:19</meta:creation-date>
    <dc:language>en-GB</dc:language>
    <meta:print-date>2018-03-05T10:06:02</meta:print-date>
    <dc:date>2021-03-15T22:56:27.285072374</dc:date>
    <meta:editing-cycles>73</meta:editing-cycles>
    <meta:editing-duration>PT3H58M5S</meta:editing-duration>
    <meta:generator>LibreOffice/6.4.6.2$Linux_X86_64 LibreOffice_project/40$Build-2</meta:generator>
    <meta:document-statistic meta:table-count="41" meta:cell-count="14257" meta:object-count="89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